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style:font-name="DejaVu Sans" fo:font-weight="normal" officeooo:rsid="00101fa7" officeooo:paragraph-rsid="00101fa7" style:font-weight-asian="normal" style:font-weight-complex="normal"/>
    </style:style>
    <style:style style:name="P2" style:family="paragraph" style:parent-style-name="Standard">
      <style:paragraph-properties fo:text-align="justify" style:justify-single-word="false" fo:background-color="transparent">
        <style:background-image/>
      </style:paragraph-properties>
      <style:text-properties style:font-name="DejaVu Sans" fo:font-weight="normal" officeooo:rsid="000a54d4" officeooo:paragraph-rsid="000af01f" style:font-weight-asian="normal" style:font-weight-complex="normal"/>
    </style:style>
    <style:style style:name="P3" style:family="paragraph" style:parent-style-name="Standard">
      <style:paragraph-properties fo:text-align="justify" style:justify-single-word="false" fo:background-color="transparent">
        <style:background-image/>
      </style:paragraph-properties>
      <style:text-properties style:font-name="DejaVu Sans" officeooo:rsid="007ba4b7" officeooo:paragraph-rsid="007ba4b7"/>
    </style:style>
    <style:style style:name="P4"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officeooo:rsid="00101fa7" officeooo:paragraph-rsid="004405a8" style:font-weight-asian="normal" style:font-weight-complex="normal"/>
    </style:style>
    <style:style style:name="P5"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officeooo:rsid="00101fa7" officeooo:paragraph-rsid="004cc6a2" style:font-weight-asian="normal" style:font-weight-complex="normal"/>
    </style:style>
    <style:style style:name="P6" style:family="paragraph" style:parent-style-name="Standard">
      <style:paragraph-properties fo:text-align="justify" style:justify-single-word="false" fo:background-color="transparent" style:writing-mode="lr-tb">
        <style:background-image/>
      </style:paragraph-properties>
      <style:text-properties style:use-window-font-color="true" style:font-name="DejaVu Sans" fo:font-size="10pt" fo:font-weight="normal" officeooo:rsid="00101fa7" officeooo:paragraph-rsid="004cc6a2" fo:background-color="#e8f2fe" style:font-size-asian="10pt" style:font-weight-asian="normal" style:font-weight-complex="normal"/>
    </style:style>
    <style:style style:name="P7" style:family="paragraph" style:parent-style-name="Text_20_body">
      <style:paragraph-properties fo:text-align="justify" style:justify-single-word="false" fo:background-color="transparent">
        <style:background-image/>
      </style:paragraph-properties>
      <style:text-properties style:font-name="DejaVu Sans" officeooo:rsid="007b5619" officeooo:paragraph-rsid="007b5619"/>
    </style:style>
    <style:style style:name="P8" style:family="paragraph" style:parent-style-name="Text_20_body">
      <style:paragraph-properties fo:text-align="justify" style:justify-single-word="false" fo:background-color="transparent">
        <style:background-image/>
      </style:paragraph-properties>
      <style:text-properties style:font-name="DejaVu Sans" officeooo:rsid="007ba4b7" officeooo:paragraph-rsid="007ba4b7"/>
    </style:style>
    <style:style style:name="P9" style:family="paragraph" style:parent-style-name="Text_20_body">
      <style:paragraph-properties fo:text-align="justify" style:justify-single-word="false" fo:background-color="transparent">
        <style:background-image/>
      </style:paragraph-properties>
      <style:text-properties officeooo:paragraph-rsid="007b5619"/>
    </style:style>
    <style:style style:name="P10" style:family="paragraph" style:parent-style-name="Standard">
      <style:paragraph-properties fo:text-align="start" style:justify-single-word="false"/>
      <style:text-properties style:use-window-font-color="true" style:font-name="Liberation Sans" fo:font-size="14pt" fo:font-style="italic" fo:font-weight="normal" officeooo:rsid="0028136d" officeooo:paragraph-rsid="006cff55" fo:background-color="transparent" style:font-name-asian="Microsoft YaHei" style:font-size-asian="14pt" style:font-style-asian="italic" style:font-weight-asian="normal" style:font-name-complex="Mangal" style:font-size-complex="14pt" style:font-weight-complex="normal"/>
    </style:style>
    <style:style style:name="P11" style:family="paragraph" style:parent-style-name="Standard">
      <style:text-properties style:font-name="DejaVu Sans" officeooo:rsid="000a54d4" officeooo:paragraph-rsid="000af01f"/>
    </style:style>
    <style:style style:name="P12" style:family="paragraph" style:parent-style-name="Standard">
      <style:text-properties style:font-name="DejaVu Sans" officeooo:rsid="00101fa7" officeooo:paragraph-rsid="00101fa7"/>
    </style:style>
    <style:style style:name="P13" style:family="paragraph" style:parent-style-name="Standard">
      <style:text-properties style:font-name="DejaVu Sans" fo:font-weight="normal" officeooo:rsid="00101fa7" officeooo:paragraph-rsid="00101fa7" style:font-weight-asian="normal" style:font-weight-complex="normal"/>
    </style:style>
    <style:style style:name="P14" style:family="paragraph" style:parent-style-name="Standard">
      <style:paragraph-properties fo:text-align="justify" style:justify-single-word="false"/>
      <style:text-properties style:font-name="DejaVu Sans" fo:font-weight="normal" officeooo:rsid="000a54d4" style:font-weight-asian="normal" style:font-weight-complex="normal"/>
    </style:style>
    <style:style style:name="P15" style:family="paragraph" style:parent-style-name="Standard">
      <style:paragraph-properties fo:text-align="justify" style:justify-single-word="false"/>
      <style:text-properties style:font-name="DejaVu Sans" fo:font-weight="normal" officeooo:rsid="000a54d4" officeooo:paragraph-rsid="000af01f" style:font-weight-asian="normal" style:font-weight-complex="normal"/>
    </style:style>
    <style:style style:name="P16" style:family="paragraph" style:parent-style-name="Standard">
      <style:text-properties style:font-name="DejaVu Sans" officeooo:rsid="0017483a" officeooo:paragraph-rsid="0017483a"/>
    </style:style>
    <style:style style:name="P17" style:family="paragraph" style:parent-style-name="Standard">
      <style:text-properties style:font-name="DejaVu Sans" officeooo:rsid="001a4e24" officeooo:paragraph-rsid="001a4e24"/>
    </style:style>
    <style:style style:name="P18" style:family="paragraph" style:parent-style-name="Standard">
      <style:text-properties style:font-name="DejaVu Sans" officeooo:rsid="001a4e24" officeooo:paragraph-rsid="001cfd99"/>
    </style:style>
    <style:style style:name="P19" style:family="paragraph" style:parent-style-name="Standard">
      <style:text-properties style:font-name="DejaVu Sans" officeooo:rsid="001a4e24" officeooo:paragraph-rsid="0021d8cb"/>
    </style:style>
    <style:style style:name="P20" style:family="paragraph" style:parent-style-name="Standard">
      <style:text-properties style:font-name="DejaVu Sans" officeooo:paragraph-rsid="001d922a"/>
    </style:style>
    <style:style style:name="P21" style:family="paragraph" style:parent-style-name="Standard">
      <style:text-properties style:font-name="DejaVu Sans" officeooo:rsid="0042510f" officeooo:paragraph-rsid="0042510f"/>
    </style:style>
    <style:style style:name="P22" style:family="paragraph" style:parent-style-name="Standard">
      <style:paragraph-properties fo:text-align="justify" style:justify-single-word="false"/>
      <style:text-properties style:font-name="DejaVu Sans" officeooo:paragraph-rsid="000af01f"/>
    </style:style>
    <style:style style:name="P23" style:family="paragraph" style:parent-style-name="Standard">
      <style:paragraph-properties fo:text-align="start" style:justify-single-word="false"/>
      <style:text-properties officeooo:paragraph-rsid="0074b7ab"/>
    </style:style>
    <style:style style:name="P24" style:family="paragraph" style:parent-style-name="Standard">
      <style:paragraph-properties fo:margin-left="0in" fo:margin-right="0in" fo:text-align="start" style:justify-single-word="false" fo:text-indent="0in" style:auto-text-indent="false"/>
      <style:text-properties fo:color="#008080" style:font-name="DejaVu Sans" fo:font-size="10pt" style:font-size-asian="10pt"/>
    </style:style>
    <style:style style:name="P25"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officeooo:rsid="00264e16" officeooo:paragraph-rsid="00264e16" fo:background-color="#e8f2fe" style:font-size-asian="10pt" style:font-style-asian="italic"/>
    </style:style>
    <style:style style:name="P26"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font-weight="normal" officeooo:rsid="001a4e24" officeooo:paragraph-rsid="00264e16" fo:background-color="#e8f2fe" style:font-size-asian="10pt" style:font-style-asian="italic" style:font-weight-asian="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2328a" officeooo:paragraph-rsid="0022328a"/>
    </style:style>
    <style:style style:name="P28"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4e16" officeooo:paragraph-rsid="00264e16"/>
    </style:style>
    <style:style style:name="P29"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26fbea"/>
    </style:style>
    <style:style style:name="P30"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5a2029"/>
    </style:style>
    <style:style style:name="P31"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1fe02"/>
    </style:style>
    <style:style style:name="P32"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49d55"/>
    </style:style>
    <style:style style:name="P33"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ae68b"/>
    </style:style>
    <style:style style:name="P34"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74b7ab"/>
    </style:style>
    <style:style style:name="P35"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8136d" officeooo:paragraph-rsid="0028136d"/>
    </style:style>
    <style:style style:name="P36" style:family="paragraph" style:parent-style-name="Standard">
      <style:paragraph-properties fo:margin-left="0in" fo:margin-right="0in" fo:text-align="start" style:justify-single-word="false" fo:text-indent="0in" style:auto-text-indent="false"/>
      <style:text-properties style:use-window-font-color="true" style:font-name="DejaVu Sans" fo:font-size="10pt" fo:font-style="normal" fo:font-weight="bold" officeooo:rsid="0028136d" officeooo:paragraph-rsid="0061fe02"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37" style:family="paragraph" style:parent-style-name="Standard">
      <style:paragraph-properties fo:margin-left="0in" fo:margin-right="0in" fo:text-align="start" style:justify-single-word="false" fo:text-indent="0in" style:auto-text-indent="false"/>
      <style:text-properties style:use-window-font-color="true" style:font-name="Liberation Sans" fo:font-size="14pt" fo:font-weight="normal" officeooo:rsid="0028136d" officeooo:paragraph-rsid="005a2029" style:font-name-asian="Microsoft YaHei" style:font-size-asian="14pt" style:font-weight-asian="normal" style:font-name-complex="Mangal" style:font-size-complex="14pt" style:font-weight-complex="normal"/>
    </style:style>
    <style:style style:name="P38" style:family="paragraph" style:parent-style-name="Standard">
      <style:paragraph-properties fo:margin-left="0in" fo:margin-right="0in" fo:text-align="start" style:justify-single-word="false" fo:text-indent="0in" style:auto-text-indent="false"/>
      <style:text-properties style:font-name="DejaVu Sans"/>
    </style:style>
    <style:style style:name="P39" style:family="paragraph" style:parent-style-name="Standard">
      <style:paragraph-properties fo:margin-left="0in" fo:margin-right="0in" fo:text-align="start" style:justify-single-word="false" fo:text-indent="0in" style:auto-text-indent="false"/>
      <style:text-properties style:font-name="DejaVu Sans" officeooo:paragraph-rsid="00264e16"/>
    </style:style>
    <style:style style:name="P40" style:family="paragraph" style:parent-style-name="Standard">
      <style:paragraph-properties fo:margin-left="0in" fo:margin-right="0in" fo:text-align="start" style:justify-single-word="false" fo:text-indent="0in" style:auto-text-indent="false"/>
      <style:text-properties style:font-name="DejaVu Sans" officeooo:paragraph-rsid="0028136d"/>
    </style:style>
    <style:style style:name="P41" style:family="paragraph" style:parent-style-name="Standard">
      <style:paragraph-properties fo:margin-left="0in" fo:margin-right="0in" fo:text-align="start" style:justify-single-word="false" fo:text-indent="0in" style:auto-text-indent="false"/>
      <style:text-properties style:font-name="DejaVu Sans" officeooo:paragraph-rsid="006fabc6"/>
    </style:style>
    <style:style style:name="P42" style:family="paragraph" style:parent-style-name="Standard">
      <style:paragraph-properties fo:margin-left="0in" fo:margin-right="0in" fo:text-align="start" style:justify-single-word="false" fo:text-indent="0in" style:auto-text-indent="false"/>
      <style:text-properties style:font-name="DejaVu Sans" officeooo:paragraph-rsid="00718bcc"/>
    </style:style>
    <style:style style:name="P43" style:family="paragraph" style:parent-style-name="Standard">
      <style:paragraph-properties fo:margin-left="0in" fo:margin-right="0in" fo:text-align="start" style:justify-single-word="false" fo:text-indent="0in" style:auto-text-indent="false"/>
      <style:text-properties style:font-name="DejaVu Sans" officeooo:rsid="001becb4"/>
    </style:style>
    <style:style style:name="P44" style:family="paragraph" style:parent-style-name="Standard">
      <style:paragraph-properties fo:margin-left="0in" fo:margin-right="0in" fo:text-align="start" style:justify-single-word="false" fo:text-indent="0in" style:auto-text-indent="false"/>
    </style:style>
    <style:style style:name="P45" style:family="paragraph" style:parent-style-name="Standard">
      <style:paragraph-properties fo:margin-left="0in" fo:margin-right="0in" fo:text-align="start" style:justify-single-word="false" fo:text-indent="0in" style:auto-text-indent="false"/>
      <style:text-properties officeooo:paragraph-rsid="00602138"/>
    </style:style>
    <style:style style:name="P46" style:family="paragraph" style:parent-style-name="Standard">
      <style:paragraph-properties fo:margin-left="0in" fo:margin-right="0in" fo:text-align="start" style:justify-single-word="false" fo:text-indent="0in" style:auto-text-indent="false"/>
      <style:text-properties officeooo:paragraph-rsid="0074b7ab"/>
    </style:style>
    <style:style style:name="P47" style:family="paragraph" style:parent-style-name="Standard">
      <style:paragraph-properties fo:margin-left="0in" fo:margin-right="0in" fo:text-align="start" style:justify-single-word="false" fo:text-indent="0in" style:auto-text-indent="false"/>
      <style:text-properties officeooo:paragraph-rsid="007ba4b7"/>
    </style:style>
    <style:style style:name="P48"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49"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50" style:family="paragraph" style:parent-style-name="Standard">
      <style:paragraph-properties fo:margin-left="0in" fo:margin-right="0in" fo:text-align="start" style:justify-single-word="false" fo:text-indent="0in" style:auto-text-indent="false"/>
      <style:text-properties fo:color="#000000" style:font-name="Consolas" fo:font-size="10pt" officeooo:paragraph-rsid="0083997c" style:font-size-asian="10pt"/>
    </style:style>
    <style:style style:name="P51" style:family="paragraph" style:parent-style-name="Standard">
      <style:paragraph-properties fo:margin-left="0in" fo:margin-right="0in" fo:text-align="start" style:justify-single-word="false" fo:text-indent="0in" style:auto-text-indent="false" fo:break-before="page"/>
      <style:text-properties style:use-window-font-color="true" style:font-name="DejaVu Sans" officeooo:rsid="0028136d" officeooo:paragraph-rsid="0028136d"/>
    </style:style>
    <style:style style:name="P5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DejaVu Sans" officeooo:rsid="007e4025" officeooo:paragraph-rsid="0080e3db"/>
    </style:style>
    <style:style style:name="P53" style:family="paragraph" style:parent-style-name="Heading_20_4">
      <style:paragraph-properties fo:margin-left="0in" fo:margin-right="0in" fo:text-align="start" style:justify-single-word="false" fo:text-indent="0in" style:auto-text-indent="false"/>
      <style:text-properties style:use-window-font-color="true" style:font-name="Liberation Sans" fo:font-size="14pt" fo:font-weight="normal" officeooo:rsid="0028136d" officeooo:paragraph-rsid="005a2029" style:font-name-asian="Microsoft YaHei" style:font-size-asian="14pt" style:font-weight-asian="normal" style:font-name-complex="Mangal" style:font-size-complex="14pt" style:font-weight-complex="normal"/>
    </style:style>
    <style:style style:name="P54" style:family="paragraph" style:parent-style-name="Text_20_body">
      <style:paragraph-properties fo:margin-left="0in" fo:margin-right="0in" fo:text-align="start" style:justify-single-word="false" fo:text-indent="0in" style:auto-text-indent="false"/>
      <style:text-properties style:use-window-font-color="true" style:font-name="DejaVu Sans" fo:font-size="14pt" fo:font-style="italic" fo:font-weight="normal" officeooo:rsid="0026fbea"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55" style:family="paragraph" style:parent-style-name="Text_20_body">
      <style:paragraph-properties fo:margin-left="0in" fo:margin-right="0in" fo:text-align="start" style:justify-single-word="false" fo:text-indent="0in" style:auto-text-indent="false"/>
      <style:text-properties style:use-window-font-color="true" style:font-name="Liberation Sans" fo:font-size="14pt" fo:font-style="italic" fo:font-weight="normal" officeooo:rsid="005fa3b7"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56" style:family="paragraph" style:parent-style-name="Standard" style:master-page-name="">
      <style:paragraph-properties fo:margin-left="2.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officeooo:paragraph-rsid="006fabc6"/>
    </style:style>
    <style:style style:name="P57" style:family="paragraph" style:parent-style-name="Standard" style:master-page-name="">
      <style:paragraph-properties fo:margin-left="1.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officeooo:paragraph-rsid="00718bcc"/>
    </style:style>
    <style:style style:name="P58" style:family="paragraph" style:parent-style-name="Standard">
      <style:paragraph-properties fo:text-align="start" style:justify-single-word="false" fo:break-before="page"/>
      <style:text-properties style:use-window-font-color="true" style:font-name="Liberation Sans" fo:font-size="14pt" fo:font-style="italic" fo:font-weight="normal" officeooo:rsid="0028136d" officeooo:paragraph-rsid="006cff55" fo:background-color="transparent" style:font-name-asian="Microsoft YaHei" style:font-size-asian="14pt" style:font-style-asian="italic" style:font-weight-asian="normal" style:font-name-complex="Mangal" style:font-size-complex="14pt" style:font-weight-complex="normal"/>
    </style:style>
    <style:style style:name="P59" style:family="paragraph" style:parent-style-name="Text_20_body">
      <style:paragraph-properties fo:break-before="page"/>
      <style:text-properties style:font-name="DejaVu Sans" officeooo:rsid="0005479d" officeooo:paragraph-rsid="0006d6ec"/>
    </style:style>
    <style:style style:name="P60" style:family="paragraph" style:parent-style-name="Text_20_body">
      <style:paragraph-properties fo:break-before="page"/>
      <style:text-properties style:font-name="DejaVu Sans" officeooo:rsid="0005479d" officeooo:paragraph-rsid="0005479d"/>
    </style:style>
    <style:style style:name="P61" style:family="paragraph" style:parent-style-name="Text_20_body">
      <style:paragraph-properties fo:break-before="page"/>
      <style:text-properties style:font-name="DejaVu Sans" fo:font-weight="normal" style:font-weight-asian="normal" style:font-weight-complex="normal"/>
    </style:style>
    <style:style style:name="P62" style:family="paragraph" style:parent-style-name="Text_20_body">
      <style:paragraph-properties fo:break-before="page"/>
      <style:text-properties style:font-name="DejaVu Sans" officeooo:rsid="0003f58f" officeooo:paragraph-rsid="0003f58f"/>
    </style:style>
    <style:style style:name="P63" style:family="paragraph" style:parent-style-name="Text_20_body">
      <style:paragraph-properties fo:break-before="page"/>
      <style:text-properties style:font-name="DejaVu Sans" officeooo:rsid="002ed25e" officeooo:paragraph-rsid="002ed25e"/>
    </style:style>
    <style:style style:name="P64" style:family="paragraph" style:parent-style-name="Text_20_body">
      <style:paragraph-properties fo:text-align="justify" style:justify-single-word="false" fo:break-before="page" fo:background-color="transparent">
        <style:background-image/>
      </style:paragraph-properties>
      <style:text-properties style:font-name="DejaVu Sans" officeooo:rsid="007ba4b7" officeooo:paragraph-rsid="007ba4b7"/>
    </style:style>
    <style:style style:name="P65" style:family="paragraph" style:parent-style-name="Title">
      <style:text-properties style:font-name="DejaVu Sans" officeooo:rsid="0003f58f" officeooo:paragraph-rsid="0003f58f"/>
    </style:style>
    <style:style style:name="P66" style:family="paragraph" style:parent-style-name="Heading_20_4">
      <style:text-properties officeooo:paragraph-rsid="005a2029"/>
    </style:style>
    <style:style style:name="P67" style:family="paragraph" style:parent-style-name="Heading_20_4">
      <style:text-properties officeooo:paragraph-rsid="0061fe02"/>
    </style:style>
    <style:style style:name="P68" style:family="paragraph" style:parent-style-name="Heading_20_4">
      <style:text-properties officeooo:paragraph-rsid="006ae68b"/>
    </style:style>
    <style:style style:name="P69" style:family="paragraph" style:parent-style-name="Heading_20_4">
      <style:text-properties officeooo:paragraph-rsid="0074b7ab"/>
    </style:style>
    <style:style style:name="P70" style:family="paragraph" style:parent-style-name="Text_20_body">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71" style:family="paragraph" style:parent-style-name="Text_20_body">
      <style:paragraph-properties fo:text-align="start" style:justify-single-word="false"/>
      <style:text-properties style:use-window-font-color="true" style:font-name="Liberation Sans" fo:font-size="14pt" fo:font-style="italic" fo:font-weight="normal" officeooo:rsid="0074b7ab" officeooo:paragraph-rsid="0074b7ab" fo:background-color="transparent" style:font-name-asian="Microsoft YaHei" style:font-size-asian="14pt" style:font-style-asian="italic" style:font-weight-asian="normal" style:font-name-complex="Mangal" style:font-size-complex="14pt" style:font-weight-complex="normal"/>
    </style:style>
    <style:style style:name="P72" style:family="paragraph" style:parent-style-name="Text_20_body">
      <style:text-properties style:font-name="DejaVu Sans"/>
    </style:style>
    <style:style style:name="P73" style:family="paragraph" style:parent-style-name="Text_20_body">
      <style:text-properties style:font-name="DejaVu Sans" officeooo:rsid="002ed25e" officeooo:paragraph-rsid="002ed25e"/>
    </style:style>
    <style:style style:name="P74" style:family="paragraph" style:parent-style-name="Text_20_body">
      <style:text-properties style:font-name="DejaVu Sans" officeooo:rsid="0003f58f" officeooo:paragraph-rsid="0003f58f"/>
    </style:style>
    <style:style style:name="P75" style:family="paragraph" style:parent-style-name="Text_20_body">
      <style:paragraph-properties fo:text-align="justify" style:justify-single-word="false"/>
      <style:text-properties style:font-name="DejaVu Sans" officeooo:rsid="0003f58f" officeooo:paragraph-rsid="0003f58f"/>
    </style:style>
    <style:style style:name="P76" style:family="paragraph" style:parent-style-name="Text_20_body">
      <style:text-properties style:font-name="DejaVu Sans" officeooo:rsid="0005479d" officeooo:paragraph-rsid="0033ce08"/>
    </style:style>
    <style:style style:name="P77" style:family="paragraph" style:parent-style-name="Text_20_body">
      <style:text-properties style:font-name="DejaVu Sans" officeooo:rsid="0005479d" officeooo:paragraph-rsid="0006d6ec"/>
    </style:style>
    <style:style style:name="P78" style:family="paragraph" style:parent-style-name="Text_20_body">
      <style:paragraph-properties fo:text-align="justify" style:justify-single-word="false"/>
      <style:text-properties style:font-name="DejaVu Sans" officeooo:rsid="0005479d" officeooo:paragraph-rsid="0005479d"/>
    </style:style>
    <style:style style:name="P79" style:family="paragraph" style:parent-style-name="Text_20_body">
      <style:text-properties style:font-name="DejaVu Sans" officeooo:rsid="0005479d" officeooo:paragraph-rsid="007a6682"/>
    </style:style>
    <style:style style:name="P80" style:family="paragraph" style:parent-style-name="Text_20_body">
      <style:paragraph-properties fo:text-align="justify" style:justify-single-word="false"/>
      <style:text-properties style:font-name="DejaVu Sans" officeooo:rsid="000a54d4" officeooo:paragraph-rsid="000a54d4"/>
    </style:style>
    <style:style style:name="P81" style:family="paragraph" style:parent-style-name="Text_20_body">
      <style:text-properties style:font-name="DejaVu Sans" officeooo:rsid="007b5619" officeooo:paragraph-rsid="007b5619"/>
    </style:style>
    <style:style style:name="P82" style:family="paragraph" style:parent-style-name="Text_20_body">
      <style:paragraph-properties fo:text-align="justify" style:justify-single-word="false"/>
      <style:text-properties style:font-name="DejaVu Sans" officeooo:rsid="007b5619" officeooo:paragraph-rsid="007b5619"/>
    </style:style>
    <style:style style:name="P83" style:family="paragraph" style:parent-style-name="Text_20_body" style:master-page-name="">
      <style:paragraph-properties fo:margin-left="1in" fo:margin-right="0in" fo:margin-top="0in" fo:margin-bottom="0.0972in" loext:contextual-spacing="false" fo:line-height="120%" fo:text-align="justify" style:justify-single-word="false" fo:text-indent="0in" style:auto-text-indent="false" style:page-number="auto" fo:background-color="transparent" style:shadow="none" style:writing-mode="page">
        <style:tab-stops/>
        <style:background-image/>
      </style:paragraph-properties>
      <style:text-properties style:font-name="DejaVu Sans" officeooo:rsid="0005479d" officeooo:paragraph-rsid="007a6682"/>
    </style:style>
    <style:style style:name="P84" style:family="paragraph" style:parent-style-name="Standard" style:master-page-name="">
      <style:paragraph-properties fo:margin-left="3.18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nsolas" fo:font-size="10pt" officeooo:paragraph-rsid="007ba4b7" style:font-size-asian="10pt"/>
    </style:style>
    <style:style style:name="P85" style:family="paragraph" style:parent-style-name="Standard" style:master-page-name="">
      <style:paragraph-properties fo:margin-left="3.43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nsolas" fo:font-size="10pt" officeooo:paragraph-rsid="007ba4b7" style:font-size-asian="10pt"/>
    </style:style>
    <style:style style:name="P86" style:family="paragraph" style:parent-style-name="Standard">
      <style:paragraph-properties fo:margin-left="2.3752in" fo:margin-right="0in" fo:text-align="start" style:justify-single-word="false" fo:text-indent="0in" style:auto-text-indent="false" fo:background-color="transparent" style:shadow="none" style:writing-mode="page">
        <style:background-image/>
      </style:paragraph-properties>
      <style:text-properties officeooo:paragraph-rsid="0083997c"/>
    </style:style>
    <style:style style:name="P87" style:family="paragraph" style:parent-style-name="Standard" style:master-page-name="">
      <style:paragraph-properties fo:margin-left="2.3752in" fo:margin-right="0in" fo:text-align="start" style:justify-single-word="false" fo:text-indent="0in" style:auto-text-indent="false" style:page-number="auto" fo:background-color="transparent" style:shadow="none" style:writing-mode="page">
        <style:background-image/>
      </style:paragraph-properties>
      <style:text-properties officeooo:paragraph-rsid="0083997c"/>
    </style:style>
    <style:style style:name="P88" style:family="paragraph" style:parent-style-name="Contents_20_2">
      <style:paragraph-properties>
        <style:tab-stops>
          <style:tab-stop style:position="6.9252in" style:type="right" style:leader-style="dotted" style:leader-text="."/>
        </style:tab-stops>
      </style:paragraph-properties>
    </style:style>
    <style:style style:name="P89" style:family="paragraph" style:parent-style-name="Contents_20_3">
      <style:paragraph-properties>
        <style:tab-stops>
          <style:tab-stop style:position="6.9252in" style:type="right" style:leader-style="dotted" style:leader-text="."/>
        </style:tab-stops>
      </style:paragraph-properties>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Heading_20_3">
      <style:paragraph-properties fo:background-color="transparent">
        <style:background-image/>
      </style:paragraph-properties>
      <style:text-properties style:use-window-font-color="true" fo:background-color="transparent"/>
    </style:style>
    <style:style style:name="P93" style:family="paragraph" style:parent-style-name="Heading_20_2">
      <style:text-properties style:use-window-font-color="true" style:font-name="Liberation Sans" fo:font-size="16.1000003814697pt" fo:font-style="normal" fo:font-weight="bold" fo:background-color="transparent" style:font-name-asian="Microsoft YaHei" style:font-size-asian="16.1000003814697pt" style:font-style-asian="normal" style:font-weight-asian="bold" style:font-name-complex="Mangal" style:font-size-complex="16.1000003814697pt" style:font-style-complex="normal" style:font-weight-complex="bold"/>
    </style:style>
    <style:style style:name="P94" style:family="paragraph" style:parent-style-name="Heading_20_2">
      <style:text-properties style:use-window-font-color="true" style:font-name="Liberation Sans" fo:font-size="16.1000003814697pt" fo:font-style="normal" fo:font-weight="bold" officeooo:rsid="0028136d" fo:background-color="transparent" style:font-name-asian="Microsoft YaHei" style:font-size-asian="16.1000003814697pt" style:font-style-asian="normal" style:font-weight-asian="bold" style:font-name-complex="Mangal" style:font-size-complex="16.1000003814697pt" style:font-style-complex="normal" style:font-weight-complex="bold"/>
    </style:style>
    <style:style style:name="P95" style:family="paragraph" style:parent-style-name="Heading_20_2">
      <style:text-properties style:font-name="Liberation Sans" fo:font-size="16.1000003814697pt" fo:font-weight="bold" style:font-name-asian="Microsoft YaHei" style:font-size-asian="16.1000003814697pt" style:font-weight-asian="bold" style:font-name-complex="Mangal" style:font-size-complex="16.1000003814697pt" style:font-weight-complex="bold"/>
    </style:style>
    <style:style style:name="P96" style:family="paragraph" style:parent-style-name="Heading_20_2">
      <style:paragraph-properties fo:background-color="transparent">
        <style:background-image/>
      </style:paragraph-properties>
      <style:text-properties fo:color="#2a00ff" style:font-name="DejaVu Sans" fo:font-size="10pt" fo:font-style="italic" fo:background-color="transparent" style:font-size-asian="10pt" style:font-style-asian="italic"/>
    </style:style>
    <style:style style:name="P97" style:family="paragraph" style:parent-style-name="Heading_20_2">
      <style:paragraph-properties fo:background-color="transparent">
        <style:background-image/>
      </style:paragraph-properties>
      <style:text-properties style:use-window-font-color="true" style:font-name="Liberation Sans" fo:font-size="16.1000003814697pt" fo:font-style="normal" fo:font-weight="bold" fo:background-color="transparent" style:font-name-asian="Microsoft YaHei" style:font-size-asian="16.1000003814697pt" style:font-style-asian="normal" style:font-weight-asian="bold" style:font-name-complex="Mangal" style:font-size-complex="16.1000003814697pt" style:font-style-complex="normal" style:font-weight-complex="bold"/>
    </style:style>
    <style:style style:name="P98" style:family="paragraph" style:parent-style-name="Standard" style:list-style-name="L4">
      <style:paragraph-properties fo:text-align="start" style:justify-single-word="false"/>
      <style:text-properties style:use-window-font-color="true" style:font-name="DejaVu Sans" fo:font-size="10pt" fo:font-style="italic" officeooo:rsid="001becb4" officeooo:paragraph-rsid="0028136d" fo:background-color="transparent" style:font-size-asian="10pt" style:font-style-asian="italic"/>
    </style:style>
    <style:style style:name="P99" style:family="paragraph" style:parent-style-name="Standard" style:list-style-name="L4">
      <style:paragraph-properties fo:text-align="start" style:justify-single-word="false"/>
      <style:text-properties style:use-window-font-color="true" style:font-name="DejaVu Sans" fo:font-size="10pt" fo:font-style="italic" officeooo:paragraph-rsid="006cff55" fo:background-color="transparent" style:font-size-asian="10pt" style:font-style-asian="italic"/>
    </style:style>
    <style:style style:name="P100" style:family="paragraph" style:parent-style-name="Standard" style:list-style-name="L5">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101" style:family="paragraph" style:parent-style-name="Standard"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officeooo:rsid="005fa3b7"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use-window-font-color="true" style:font-name="Liberation Sans" fo:font-size="16.1000003814697pt" fo:font-weight="bold" officeooo:rsid="0028136d" officeooo:paragraph-rsid="0028136d" style:font-name-asian="Microsoft YaHei" style:font-size-asian="16.1000003814697pt" style:font-weight-asian="bold" style:font-name-complex="Mangal" style:font-size-complex="16.1000003814697pt" style:font-weight-complex="bold"/>
    </style:style>
    <style:style style:name="P103" style:family="paragraph" style:parent-style-name="Standard">
      <style:paragraph-properties fo:margin-left="0in" fo:margin-right="0in" fo:text-align="start" style:justify-single-word="false" fo:text-indent="0in" style:auto-text-indent="false"/>
      <style:text-properties style:use-window-font-color="true" style:font-name="Liberation Sans" fo:font-size="16.1000003814697pt" fo:font-style="normal" fo:font-weight="bold" officeooo:rsid="0028136d" officeooo:paragraph-rsid="0061fe02" fo:background-color="transparent" style:font-name-asian="Microsoft YaHei" style:font-size-asian="16.1000003814697pt" style:font-style-asian="normal" style:font-weight-asian="bold" style:font-name-complex="Mangal" style:font-size-complex="16.1000003814697pt" style:font-style-complex="normal" style:font-weight-complex="bold"/>
    </style:style>
    <style:style style:name="P104" style:family="paragraph" style:parent-style-name="Heading_20_1">
      <style:text-properties style:font-name="DejaVu Sans"/>
    </style:style>
    <style:style style:name="P105" style:family="paragraph" style:parent-style-name="Heading_20_1">
      <style:text-properties style:font-name="DejaVu Sans" officeooo:rsid="00444781" officeooo:paragraph-rsid="00444781"/>
    </style:style>
    <style:style style:name="P106" style:family="paragraph" style:parent-style-name="Text_20_body" style:list-style-name="L1">
      <style:text-properties style:font-name="DejaVu Sans" officeooo:rsid="002ed25e" officeooo:paragraph-rsid="002ed25e"/>
    </style:style>
    <style:style style:name="P107" style:family="paragraph" style:parent-style-name="Text_20_body" style:list-style-name="L2">
      <style:text-properties style:font-name="DejaVu Sans" officeooo:rsid="0005479d" officeooo:paragraph-rsid="007a6682"/>
    </style:style>
    <style:style style:name="P108" style:family="paragraph" style:parent-style-name="Text_20_body" style:list-style-name="L3">
      <style:paragraph-properties fo:text-align="start" style:justify-single-word="false"/>
      <style:text-properties style:font-name="DejaVu Sans" fo:font-size="10pt" style:text-underline-style="none" officeooo:rsid="00101fa7" fo:background-color="transparent" style:font-size-asian="10pt"/>
    </style:style>
    <style:style style:name="P109" style:family="paragraph" style:parent-style-name="Text_20_body" style:list-style-name="L4">
      <style:paragraph-properties fo:text-align="start" style:justify-single-word="false"/>
      <style:text-properties style:use-window-font-color="true" style:font-name="DejaVu Sans" fo:font-size="10pt" fo:font-style="italic" officeooo:paragraph-rsid="001cfd99" fo:background-color="transparent" style:font-size-asian="10pt" style:font-style-asian="italic"/>
    </style:style>
    <style:style style:name="P110" style:family="paragraph" style:parent-style-name="Text_20_body" style:list-style-name="L4">
      <style:paragraph-properties fo:text-align="start" style:justify-single-word="false"/>
      <style:text-properties style:use-window-font-color="true" style:font-name="DejaVu Sans" fo:font-size="10pt" fo:font-style="italic" officeooo:paragraph-rsid="0021d8cb" fo:background-color="transparent" style:font-size-asian="10pt" style:font-style-asian="italic"/>
    </style:style>
    <style:style style:name="P111" style:family="paragraph" style:parent-style-name="Text_20_body" style:list-style-name="L4">
      <style:paragraph-properties fo:text-align="start" style:justify-single-word="false"/>
      <style:text-properties style:use-window-font-color="true" style:font-name="DejaVu Sans" fo:font-size="10pt" fo:font-style="italic" officeooo:paragraph-rsid="0028136d" fo:background-color="transparent" style:font-size-asian="10pt" style:font-style-asian="italic"/>
    </style:style>
    <style:style style:name="P112" style:family="paragraph" style:parent-style-name="Text_20_body" style:list-style-name="L4">
      <style:paragraph-properties fo:text-align="start" style:justify-single-word="false"/>
      <style:text-properties style:use-window-font-color="true" style:font-name="DejaVu Sans" fo:font-size="10pt" fo:font-style="italic" officeooo:paragraph-rsid="0059640b" fo:background-color="transparent" style:font-size-asian="10pt" style:font-style-asian="italic"/>
    </style:style>
    <style:style style:name="P113" style:family="paragraph" style:parent-style-name="Text_20_body" style:list-style-name="L4">
      <style:paragraph-properties fo:text-align="start" style:justify-single-word="false"/>
      <style:text-properties style:use-window-font-color="true" style:font-name="DejaVu Sans" fo:font-size="10pt" fo:font-style="italic" officeooo:paragraph-rsid="005a2029" fo:background-color="transparent" style:font-size-asian="10pt" style:font-style-asian="italic"/>
    </style:style>
    <style:style style:name="P114" style:family="paragraph" style:parent-style-name="Text_20_body" style:list-style-name="L4">
      <style:paragraph-properties fo:text-align="start" style:justify-single-word="false"/>
      <style:text-properties style:use-window-font-color="true" style:font-name="DejaVu Sans" fo:font-size="10pt" fo:font-style="italic" officeooo:paragraph-rsid="005fa3b7" fo:background-color="transparent" style:font-size-asian="10pt" style:font-style-asian="italic"/>
    </style:style>
    <style:style style:name="P115" style:family="paragraph" style:parent-style-name="Text_20_body" style:list-style-name="L4">
      <style:paragraph-properties fo:text-align="start" style:justify-single-word="false"/>
      <style:text-properties style:use-window-font-color="true" style:font-name="DejaVu Sans" fo:font-size="10pt" fo:font-style="italic" officeooo:paragraph-rsid="0061fe02" fo:background-color="transparent" style:font-size-asian="10pt" style:font-style-asian="italic"/>
    </style:style>
    <style:style style:name="P116" style:family="paragraph" style:parent-style-name="Text_20_body" style:list-style-name="L4">
      <style:paragraph-properties fo:text-align="start" style:justify-single-word="false"/>
      <style:text-properties style:use-window-font-color="true" style:font-name="DejaVu Sans" fo:font-size="10pt" fo:font-style="italic" officeooo:paragraph-rsid="006ae68b" fo:background-color="transparent" style:font-size-asian="10pt" style:font-style-asian="italic"/>
    </style:style>
    <style:style style:name="P117" style:family="paragraph" style:parent-style-name="Text_20_body" style:list-style-name="L4">
      <style:paragraph-properties fo:text-align="start" style:justify-single-word="false"/>
      <style:text-properties style:use-window-font-color="true" style:font-name="DejaVu Sans" fo:font-size="10pt" fo:font-style="italic" officeooo:paragraph-rsid="006bb02b" fo:background-color="transparent" style:font-size-asian="10pt" style:font-style-asian="italic"/>
    </style:style>
    <style:style style:name="P118" style:family="paragraph" style:parent-style-name="Text_20_body" style:list-style-name="L4">
      <style:paragraph-properties fo:text-align="start" style:justify-single-word="false"/>
      <style:text-properties style:use-window-font-color="true" style:font-name="DejaVu Sans" fo:font-size="10pt" fo:font-style="italic" officeooo:paragraph-rsid="0074b7ab" fo:background-color="transparent" style:font-size-asian="10pt" style:font-style-asian="italic"/>
    </style:style>
    <style:style style:name="P119" style:family="paragraph" style:parent-style-name="Text_20_body" style:list-style-name="L4">
      <style:paragraph-properties fo:text-align="start" style:justify-single-word="false"/>
      <style:text-properties style:use-window-font-color="true" style:font-name="DejaVu Sans" fo:font-size="10pt" fo:font-style="italic" officeooo:rsid="005fa3b7" officeooo:paragraph-rsid="005fa3b7" fo:background-color="transparent" style:font-size-asian="10pt" style:font-style-asian="italic"/>
    </style:style>
    <style:style style:name="P120" style:family="paragraph" style:parent-style-name="Text_20_body" style:list-style-name="L4">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121" style:family="paragraph" style:parent-style-name="Text_20_body" style:list-style-name="L4">
      <style:paragraph-properties fo:text-align="start" style:justify-single-word="false"/>
      <style:text-properties style:use-window-font-color="true" style:font-name="DejaVu Sans" officeooo:paragraph-rsid="001cfd99" fo:background-color="transparent"/>
    </style:style>
    <style:style style:name="P122" style:family="paragraph" style:parent-style-name="Text_20_body" style:list-style-name="L4">
      <style:paragraph-properties fo:text-align="start" style:justify-single-word="false"/>
      <style:text-properties style:use-window-font-color="true" style:font-name="DejaVu Sans" officeooo:paragraph-rsid="00534da7" fo:background-color="transparent"/>
    </style:style>
    <style:style style:name="P123" style:family="paragraph" style:parent-style-name="Text_20_body" style:list-style-name="L4">
      <style:paragraph-properties fo:text-align="start" style:justify-single-word="false"/>
      <style:text-properties style:use-window-font-color="true" style:font-name="DejaVu Sans" officeooo:paragraph-rsid="0053dba4"/>
    </style:style>
    <style:style style:name="P124" style:family="paragraph" style:parent-style-name="Text_20_body" style:list-style-name="L4">
      <style:paragraph-properties fo:text-align="start" style:justify-single-word="false"/>
      <style:text-properties officeooo:paragraph-rsid="0061fe02"/>
    </style:style>
    <style:style style:name="P125" style:family="paragraph" style:parent-style-name="Text_20_body" style:list-style-name="L3">
      <style:paragraph-properties fo:text-align="start" style:justify-single-word="false" fo:background-color="transparent">
        <style:background-image/>
      </style:paragraph-properties>
      <style:text-properties style:font-name="DejaVu Sans"/>
    </style:style>
    <style:style style:name="P126" style:family="paragraph" style:parent-style-name="Text_20_body" style:list-style-name="L3">
      <style:paragraph-properties fo:text-align="start" style:justify-single-word="false" fo:background-color="transparent">
        <style:background-image/>
      </style:paragraph-properties>
      <style:text-properties style:font-name="DejaVu Sans" fo:background-color="transparent"/>
    </style:style>
    <style:style style:name="P127" style:family="paragraph" style:parent-style-name="Text_20_body" style:list-style-name="L3">
      <style:paragraph-properties fo:text-align="start" style:justify-single-word="false" fo:background-color="transparent">
        <style:background-image/>
      </style:paragraph-properties>
      <style:text-properties style:font-name="DejaVu Sans" fo:font-size="10pt" officeooo:rsid="00101fa7" fo:background-color="transparent" style:font-size-asian="10pt"/>
    </style:style>
    <style:style style:name="P128"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font-size="10pt" fo:font-style="italic" fo:background-color="transparent" style:font-size-asian="10pt" style:font-style-asian="italic"/>
    </style:style>
    <style:style style:name="P129"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font-size="10pt" fo:font-style="italic" officeooo:paragraph-rsid="00264e16" fo:background-color="transparent" style:font-size-asian="10pt" style:font-style-asian="italic"/>
    </style:style>
    <style:style style:name="P130"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background-color="transparent"/>
    </style:style>
    <style:style style:name="P131"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officeooo:paragraph-rsid="00573a61" fo:background-color="transparent"/>
    </style:style>
    <style:style style:name="P132" style:family="paragraph" style:parent-style-name="Text_20_body" style:list-style-name="L4">
      <style:paragraph-properties fo:text-align="start" style:justify-single-word="false" fo:break-before="page" fo:background-color="transparent">
        <style:background-image/>
      </style:paragraph-properties>
      <style:text-properties style:use-window-font-color="true" style:font-name="DejaVu Sans" fo:font-size="10pt" fo:font-style="italic" officeooo:rsid="00400598" officeooo:paragraph-rsid="00573a61" fo:background-color="transparent" style:font-size-asian="10pt" style:font-style-asian="italic"/>
    </style:style>
    <style:style style:name="P133" style:family="paragraph" style:parent-style-name="Text_20_body" style:list-style-name="L4">
      <style:paragraph-properties fo:text-align="start" style:justify-single-word="false" fo:break-before="page"/>
      <style:text-properties style:use-window-font-color="true" style:font-name="DejaVu Sans" fo:font-size="10pt" fo:font-style="italic" fo:font-weight="normal" officeooo:rsid="0061fe02" officeooo:paragraph-rsid="0061fe02" fo:background-color="transparent" style:font-name-asian="Microsoft YaHei" style:font-size-asian="10pt" style:font-style-asian="italic" style:font-weight-asian="normal" style:font-name-complex="Mangal" style:font-size-complex="14pt" style:font-weight-complex="normal"/>
    </style:style>
    <style:style style:name="P134" style:family="paragraph" style:parent-style-name="Text_20_body"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officeooo:rsid="0028136d"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T1" style:family="text">
      <style:text-properties officeooo:rsid="0005479d"/>
    </style:style>
    <style:style style:name="T2" style:family="text">
      <style:text-properties officeooo:rsid="0006d6ec"/>
    </style:style>
    <style:style style:name="T3" style:family="text">
      <style:text-properties fo:font-weight="bold" style:font-weight-asian="bold" style:font-weight-complex="bold"/>
    </style:style>
    <style:style style:name="T4" style:family="text">
      <style:text-properties fo:font-weight="bold" officeooo:rsid="0006d6ec" style:font-weight-asian="bold" style:font-weight-complex="bold"/>
    </style:style>
    <style:style style:name="T5" style:family="text">
      <style:text-properties fo:font-weight="bold" officeooo:rsid="000a54d4" style:font-weight-asian="bold" style:font-weight-complex="bold"/>
    </style:style>
    <style:style style:name="T6" style:family="text">
      <style:text-properties fo:font-weight="bold" officeooo:rsid="00844557" style:font-weight-asian="bold" style:font-weight-complex="bold"/>
    </style:style>
    <style:style style:name="T7" style:family="text">
      <style:text-properties fo:font-weight="bold" officeooo:rsid="008529fe" style:font-weight-asian="bold" style:font-weight-complex="bold"/>
    </style:style>
    <style:style style:name="T8" style:family="text">
      <style:text-properties fo:font-weight="bold" officeooo:rsid="001becb4"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0a54d4" style:font-weight-asian="normal" style:font-weight-complex="normal"/>
    </style:style>
    <style:style style:name="T11" style:family="text">
      <style:text-properties fo:font-weight="normal" officeooo:rsid="000af01f" style:font-weight-asian="normal" style:font-weight-complex="normal"/>
    </style:style>
    <style:style style:name="T12" style:family="text">
      <style:text-properties fo:font-weight="normal" officeooo:rsid="0017483a" style:font-weight-asian="normal" style:font-weight-complex="normal"/>
    </style:style>
    <style:style style:name="T13" style:family="text">
      <style:text-properties fo:font-weight="normal" officeooo:rsid="001adc73" style:font-weight-asian="normal" style:font-weight-complex="normal"/>
    </style:style>
    <style:style style:name="T14" style:family="text">
      <style:text-properties fo:font-weight="normal" officeooo:rsid="001cfd99" style:font-weight-asian="normal" style:font-weight-complex="normal"/>
    </style:style>
    <style:style style:name="T15" style:family="text">
      <style:text-properties fo:font-weight="normal" officeooo:rsid="0021d8cb" style:font-weight-asian="normal" style:font-weight-complex="normal"/>
    </style:style>
    <style:style style:name="T16" style:family="text">
      <style:text-properties fo:font-weight="normal" officeooo:rsid="00264e16" style:font-weight-asian="normal" style:font-weight-complex="normal"/>
    </style:style>
    <style:style style:name="T17" style:family="text">
      <style:text-properties fo:font-weight="normal" officeooo:rsid="0028136d" style:font-weight-asian="normal" style:font-weight-complex="normal"/>
    </style:style>
    <style:style style:name="T18" style:family="text">
      <style:text-properties fo:font-weight="normal" officeooo:rsid="001becb4" style:font-name-asian="Microsoft YaHei" style:font-weight-asian="normal" style:font-name-complex="Mangal" style:font-size-complex="14pt" style:font-weight-complex="normal"/>
    </style:style>
    <style:style style:name="T19" style:family="text">
      <style:text-properties fo:font-weight="normal" officeooo:rsid="006bb02b" style:font-name-asian="Microsoft YaHei" style:font-weight-asian="normal" style:font-name-complex="Mangal" style:font-size-complex="14pt" style:font-weight-complex="normal"/>
    </style:style>
    <style:style style:name="T20" style:family="text">
      <style:text-properties fo:font-weight="normal" officeooo:rsid="006cff55" style:font-name-asian="Microsoft YaHei" style:font-weight-asian="normal" style:font-name-complex="Mangal" style:font-size-complex="14pt" style:font-weight-complex="normal"/>
    </style:style>
    <style:style style:name="T21" style:family="text">
      <style:text-properties officeooo:rsid="000bb59f"/>
    </style:style>
    <style:style style:name="T22" style:family="text">
      <style:text-properties fo:color="#3f7f5f" style:font-name="Consolas" fo:font-size="10pt" style:text-underline-style="solid" style:text-underline-width="auto" style:text-underline-color="font-color" style:font-size-asian="10pt"/>
    </style:style>
    <style:style style:name="T23" style:family="text">
      <style:text-properties fo:color="#3f7f5f" style:font-name="Consolas" fo:font-size="10pt" style:font-size-asian="10pt"/>
    </style:style>
    <style:style style:name="T24" style:family="text">
      <style:text-properties fo:color="#3f7f5f" fo:font-size="10pt" fo:font-weight="bold" fo:background-color="transparent" loext:char-shading-value="0" style:font-size-asian="10pt" style:font-weight-asian="bold" style:font-weight-complex="bold"/>
    </style:style>
    <style:style style:name="T25" style:family="text">
      <style:text-properties fo:color="#3f7f5f" fo:font-size="10pt" fo:font-weight="bold" officeooo:rsid="007b5619" fo:background-color="transparent" loext:char-shading-value="0" style:font-size-asian="10pt" style:font-weight-asian="bold" style:font-weight-complex="bold"/>
    </style:style>
    <style:style style:name="T26" style:family="text">
      <style:text-properties fo:color="#3f7f5f" fo:font-size="12pt" fo:background-color="#e8f2fe" loext:char-shading-value="0" style:font-size-asian="12pt" style:font-size-complex="12pt"/>
    </style:style>
    <style:style style:name="T27" style:family="text">
      <style:text-properties style:use-window-font-color="true"/>
    </style:style>
    <style:style style:name="T28" style:family="text">
      <style:text-properties style:use-window-font-color="true" fo:font-size="10pt" style:text-underline-style="solid" style:text-underline-width="auto" style:text-underline-color="font-color" fo:font-weight="bold" fo:background-color="transparent" loext:char-shading-value="0" style:font-size-asian="10pt" style:font-weight-asian="bold" style:font-weight-complex="bold"/>
    </style:style>
    <style:style style:name="T29" style:family="text">
      <style:text-properties style:use-window-font-color="true" fo:font-size="10pt" style:text-underline-style="solid" style:text-underline-width="auto" style:text-underline-color="font-color" fo:font-weight="bold" officeooo:rsid="007b5619" fo:background-color="transparent" loext:char-shading-value="0" style:font-size-asian="10pt" style:font-weight-asian="bold" style:font-weight-complex="bold"/>
    </style:style>
    <style:style style:name="T30" style:family="text">
      <style:text-properties style:use-window-font-color="true" fo:font-size="10pt" fo:font-weight="bold" fo:background-color="transparent" loext:char-shading-value="0" style:font-size-asian="10pt" style:font-weight-asian="bold" style:font-weight-complex="bold"/>
    </style:style>
    <style:style style:name="T31" style:family="text">
      <style:text-properties style:use-window-font-color="true" fo:font-size="10pt" fo:font-weight="bold" officeooo:rsid="007b5619" fo:background-color="transparent" loext:char-shading-value="0" style:font-size-asian="10pt" style:font-weight-asian="bold" style:font-weight-complex="bold"/>
    </style:style>
    <style:style style:name="T32" style:family="text">
      <style:text-properties style:use-window-font-color="true" fo:font-size="10pt" fo:font-weight="normal" fo:background-color="transparent" loext:char-shading-value="0" style:font-size-asian="10pt" style:font-weight-asian="normal" style:font-weight-complex="normal"/>
    </style:style>
    <style:style style:name="T33" style:family="text">
      <style:text-properties style:use-window-font-color="true" fo:font-size="10pt" fo:font-weight="normal" officeooo:rsid="007b5619" fo:background-color="transparent" loext:char-shading-value="0" style:font-size-asian="10pt" style:font-weight-asian="normal" style:font-weight-complex="normal"/>
    </style:style>
    <style:style style:name="T34" style:family="text">
      <style:text-properties style:use-window-font-color="true"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35" style:family="text">
      <style:text-properties style:use-window-font-color="true" style:font-name="DejaVu Sans" fo:font-size="10pt" fo:font-style="normal" fo:font-weight="bold" officeooo:rsid="001becb4" fo:background-color="transparent" loext:char-shading-value="0" style:font-name-asian="Microsoft YaHei" style:font-size-asian="10pt" style:font-style-asian="normal" style:font-weight-asian="bold" style:font-name-complex="Mangal" style:font-size-complex="14pt" style:font-style-complex="normal" style:font-weight-complex="bold"/>
    </style:style>
    <style:style style:name="T36" style:family="text">
      <style:text-properties style:use-window-font-color="true" style:font-name="DejaVu Sans" fo:font-size="10pt" fo:font-style="italic" officeooo:rsid="001becb4" fo:background-color="transparent" loext:char-shading-value="0" style:font-size-asian="10pt" style:font-style-asian="italic"/>
    </style:style>
    <style:style style:name="T37" style:family="text">
      <style:text-properties style:use-window-font-color="true" style:font-name="DejaVu Sans" fo:font-size="10pt" fo:font-style="italic" fo:font-weight="normal" officeooo:rsid="005fa3b7" fo:background-color="transparent" loext:char-shading-value="0" style:font-name-asian="Microsoft YaHei" style:font-size-asian="10pt" style:font-style-asian="italic" style:font-weight-asian="normal" style:font-name-complex="Mangal" style:font-size-complex="14pt" style:font-weight-complex="normal"/>
    </style:style>
    <style:style style:name="T38" style:family="text">
      <style:text-properties style:use-window-font-color="true" style:font-name="DejaVu Sans" fo:font-size="10pt" fo:font-style="italic" fo:font-weight="normal" officeooo:rsid="00264e16" fo:background-color="transparent" loext:char-shading-value="0" style:font-name-asian="Microsoft YaHei" style:font-size-asian="10pt" style:font-style-asian="italic" style:font-weight-asian="normal" style:font-name-complex="Mangal" style:font-size-complex="14pt" style:font-weight-complex="normal"/>
    </style:style>
    <style:style style:name="T39" style:family="text">
      <style:text-properties style:use-window-font-color="true" style:font-name="DejaVu Sans" fo:font-size="10pt" fo:font-style="italic" fo:font-weight="normal" officeooo:rsid="0061fe02" fo:background-color="transparent" loext:char-shading-value="0" style:font-name-asian="Microsoft YaHei" style:font-size-asian="10pt" style:font-style-asian="italic" style:font-weight-asian="normal" style:font-name-complex="Mangal" style:font-size-complex="14pt" style:font-weight-complex="normal"/>
    </style:style>
    <style:style style:name="T40" style:family="text">
      <style:text-properties style:use-window-font-color="true" style:font-name="DejaVu Sans" fo:font-size="10pt" fo:font-style="italic" fo:font-weight="normal" officeooo:rsid="001becb4" fo:background-color="transparent" loext:char-shading-value="0" style:font-name-asian="Microsoft YaHei" style:font-size-asian="10pt" style:font-style-asian="italic" style:font-weight-asian="normal" style:font-name-complex="Mangal" style:font-size-complex="14pt" style:font-weight-complex="normal"/>
    </style:style>
    <style:style style:name="T41" style:family="text">
      <style:text-properties style:use-window-font-color="true" fo:font-style="normal" fo:font-weight="bold" style:font-name-asian="Microsoft YaHei" style:font-style-asian="normal" style:font-weight-asian="bold" style:font-name-complex="Mangal" style:font-size-complex="16.1000003814697pt" style:font-style-complex="normal" style:font-weight-complex="bold"/>
    </style:style>
    <style:style style:name="T42" style:family="text">
      <style:text-properties style:use-window-font-color="true" officeooo:rsid="004cc6a2"/>
    </style:style>
    <style:style style:name="T43" style:family="text">
      <style:text-properties style:use-window-font-color="true" fo:font-weight="bold" officeooo:rsid="004cc6a2" style:font-weight-asian="bold" style:font-weight-complex="bold"/>
    </style:style>
    <style:style style:name="T44" style:family="text">
      <style:text-properties style:use-window-font-color="true" fo:font-size="12pt" fo:background-color="transparent" loext:char-shading-value="0" style:font-size-asian="12pt" style:font-size-complex="12pt"/>
    </style:style>
    <style:style style:name="T45" style:family="text">
      <style:text-properties fo:color="#000000" style:font-name="Consolas" fo:font-size="10pt" style:font-size-asian="10pt"/>
    </style:style>
    <style:style style:name="T46" style:family="text">
      <style:text-properties fo:color="#000000" style:font-name="Consolas" fo:font-size="10pt" officeooo:rsid="0080e3db" style:font-size-asian="10pt"/>
    </style:style>
    <style:style style:name="T47" style:family="text">
      <style:text-properties fo:color="#000000"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48" style:family="text">
      <style:text-properties fo:color="#000000" style:font-name="Consolas" fo:font-size="10pt" fo:background-color="#e8f2fe" loext:char-shading-value="0" style:font-size-asian="10pt"/>
    </style:style>
    <style:style style:name="T49" style:family="text">
      <style:text-properties fo:color="#000000" style:font-name="Consolas" fo:font-size="10pt" fo:background-color="#d4d4d4" loext:char-shading-value="0" style:font-size-asian="10pt"/>
    </style:style>
    <style:style style:name="T50" style:family="text">
      <style:text-properties fo:color="#000000" fo:font-size="10pt" style:font-size-asian="10pt"/>
    </style:style>
    <style:style style:name="T51" style:family="text">
      <style:text-properties fo:color="#000000" fo:font-size="10pt" officeooo:rsid="001a4e24" style:font-size-asian="10pt"/>
    </style:style>
    <style:style style:name="T52" style:family="text">
      <style:text-properties fo:color="#000000" fo:font-size="10pt" officeooo:rsid="0028136d" style:font-size-asian="10pt"/>
    </style:style>
    <style:style style:name="T53" style:family="text">
      <style:text-properties fo:font-size="10pt" style:text-underline-style="solid" style:text-underline-width="auto" style:text-underline-color="font-color" style:font-size-asian="10pt"/>
    </style:style>
    <style:style style:name="T54" style:family="text">
      <style:text-properties fo:font-size="10pt" style:font-size-asian="10pt"/>
    </style:style>
    <style:style style:name="T55" style:family="text">
      <style:text-properties fo:font-size="10pt" officeooo:rsid="001a4e24" style:font-size-asian="10pt"/>
    </style:style>
    <style:style style:name="T56" style:family="text">
      <style:text-properties fo:font-size="10pt" officeooo:rsid="00101fa7" style:font-size-asian="10pt"/>
    </style:style>
    <style:style style:name="T57" style:family="text">
      <style:text-properties fo:font-size="10pt" officeooo:rsid="004d182a" style:font-size-asian="10pt"/>
    </style:style>
    <style:style style:name="T58" style:family="text">
      <style:text-properties fo:font-size="10pt" fo:font-style="italic" style:font-size-asian="10pt" style:font-style-asian="italic"/>
    </style:style>
    <style:style style:name="T59" style:family="text">
      <style:text-properties fo:font-size="10pt" fo:font-style="italic" officeooo:rsid="001a4e24" style:font-size-asian="10pt" style:font-style-asian="italic"/>
    </style:style>
    <style:style style:name="T60" style:family="text">
      <style:text-properties fo:font-size="10pt" fo:font-style="italic" officeooo:rsid="001becb4" style:font-size-asian="10pt" style:font-style-asian="italic"/>
    </style:style>
    <style:style style:name="T61" style:family="text">
      <style:text-properties fo:font-size="10pt" fo:font-style="italic" officeooo:rsid="00407e61" style:font-size-asian="10pt" style:font-style-asian="italic"/>
    </style:style>
    <style:style style:name="T62" style:family="text">
      <style:text-properties fo:font-size="10pt" fo:font-style="italic" officeooo:rsid="00400598" style:font-size-asian="10pt" style:font-style-asian="italic"/>
    </style:style>
    <style:style style:name="T63" style:family="text">
      <style:text-properties fo:font-size="10pt" fo:font-style="italic" fo:font-weight="bold" style:font-size-asian="10pt" style:font-style-asian="italic" style:font-weight-asian="bold" style:font-weight-complex="bold"/>
    </style:style>
    <style:style style:name="T64" style:family="text">
      <style:text-properties fo:font-size="10pt" fo:font-style="italic" officeooo:rsid="001becb4" fo:background-color="transparent" loext:char-shading-value="0" style:font-size-asian="10pt" style:font-style-asian="italic"/>
    </style:style>
    <style:style style:name="T65" style:family="text">
      <style:text-properties fo:font-size="10pt" fo:background-color="transparent" loext:char-shading-value="0" style:font-size-asian="10pt"/>
    </style:style>
    <style:style style:name="T66" style:family="text">
      <style:text-properties fo:font-size="10pt" officeooo:rsid="00109911" fo:background-color="transparent" loext:char-shading-value="0" style:font-size-asian="10pt"/>
    </style:style>
    <style:style style:name="T67" style:family="text">
      <style:text-properties fo:font-size="10pt" officeooo:rsid="0014f070" fo:background-color="transparent" loext:char-shading-value="0" style:font-size-asian="10pt"/>
    </style:style>
    <style:style style:name="T68" style:family="text">
      <style:text-properties fo:font-size="10pt" officeooo:rsid="00101fa7" fo:background-color="transparent" loext:char-shading-value="0" style:font-size-asian="10pt"/>
    </style:style>
    <style:style style:name="T69" style:family="text">
      <style:text-properties fo:font-size="10pt" fo:font-weight="bold" fo:background-color="transparent" loext:char-shading-value="0" style:font-size-asian="10pt" style:font-weight-asian="bold" style:font-weight-complex="bold"/>
    </style:style>
    <style:style style:name="T70" style:family="text">
      <style:text-properties fo:font-size="10pt" fo:font-weight="bold" style:font-size-asian="10pt" style:font-weight-asian="bold" style:font-weight-complex="bold"/>
    </style:style>
    <style:style style:name="T71" style:family="text">
      <style:text-properties fo:font-size="10pt" fo:font-style="normal" fo:font-weight="bold" style:font-size-asian="10pt" style:font-style-asian="normal" style:font-weight-asian="bold" style:font-style-complex="normal" style:font-weight-complex="bold"/>
    </style:style>
    <style:style style:name="T72" style:family="text">
      <style:text-properties fo:font-size="10pt" fo:font-style="normal" fo:font-weight="bold" officeooo:rsid="001becb4" style:font-size-asian="10pt" style:font-style-asian="normal" style:font-weight-asian="bold" style:font-style-complex="normal" style:font-weight-complex="bold"/>
    </style:style>
    <style:style style:name="T73" style:family="text">
      <style:text-properties fo:font-size="10pt" fo:font-style="normal" fo:font-weight="bold" officeooo:rsid="001a4e24" style:font-size-asian="10pt" style:font-style-asian="normal" style:font-weight-asian="bold" style:font-style-complex="normal" style:font-weight-complex="bold"/>
    </style:style>
    <style:style style:name="T74" style:family="text">
      <style:text-properties fo:font-size="10pt" fo:font-style="normal" fo:font-weight="bold" officeooo:rsid="001becb4" fo:background-color="transparent" loext:char-shading-value="0" style:font-size-asian="10pt" style:font-style-asian="normal" style:font-weight-asian="bold" style:font-style-complex="normal" style:font-weight-complex="bold"/>
    </style:style>
    <style:style style:name="T75" style:family="text">
      <style:text-properties style:font-name="Consolas" fo:font-size="10pt" style:font-size-asian="10pt"/>
    </style:style>
    <style:style style:name="T76" style:family="text">
      <style:text-properties fo:color="#3f5fbf" style:font-name="Consolas" fo:font-size="10pt" style:font-size-asian="10pt"/>
    </style:style>
    <style:style style:name="T77" style:family="text">
      <style:text-properties fo:color="#3f5fbf" fo:font-size="10pt" style:font-size-asian="10pt"/>
    </style:style>
    <style:style style:name="T78" style:family="text">
      <style:text-properties fo:color="#3f5fbf" fo:font-size="10pt" officeooo:rsid="00865cff" style:font-size-asian="10pt"/>
    </style:style>
    <style:style style:name="T79" style:family="text">
      <style:text-properties fo:color="#3f5fbf" fo:font-size="10pt" style:text-underline-style="solid" style:text-underline-width="auto" style:text-underline-color="font-color" style:font-size-asian="10pt"/>
    </style:style>
    <style:style style:name="T80" style:family="text">
      <style:text-properties fo:color="#008080" style:font-name="Consolas" fo:font-size="10pt" style:font-size-asian="10pt"/>
    </style:style>
    <style:style style:name="T81" style:family="text">
      <style:text-properties fo:color="#008080"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82" style:family="text">
      <style:text-properties fo:color="#008080" fo:font-size="10pt" style:font-size-asian="10pt"/>
    </style:style>
    <style:style style:name="T83" style:family="text">
      <style:text-properties fo:color="#008080" fo:font-size="10pt" officeooo:rsid="001a4e24" style:font-size-asian="10pt"/>
    </style:style>
    <style:style style:name="T84" style:family="text">
      <style:text-properties fo:color="#3f7f7f" style:font-name="Consolas" fo:font-size="10pt" style:font-size-asian="10pt"/>
    </style:style>
    <style:style style:name="T85" style:family="text">
      <style:text-properties fo:color="#3f7f7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86" style:family="text">
      <style:text-properties fo:color="#3f7f7f" fo:font-size="10pt" style:font-size-asian="10pt"/>
    </style:style>
    <style:style style:name="T87" style:family="text">
      <style:text-properties fo:color="#3f7f7f" fo:font-size="10pt" officeooo:rsid="001a4e24" style:font-size-asian="10pt"/>
    </style:style>
    <style:style style:name="T88" style:family="text">
      <style:text-properties fo:color="#3f7f7f" fo:font-size="10pt" fo:background-color="#d4d4d4" loext:char-shading-value="0" style:font-size-asian="10pt"/>
    </style:style>
    <style:style style:name="T89" style:family="text">
      <style:text-properties fo:color="#3f7f7f" fo:font-size="10pt" style:text-underline-style="solid" style:text-underline-width="auto" style:text-underline-color="font-color" style:font-size-asian="10pt"/>
    </style:style>
    <style:style style:name="T90" style:family="text">
      <style:text-properties fo:color="#7f007f" style:font-name="Consolas" fo:font-size="10pt" style:font-size-asian="10pt"/>
    </style:style>
    <style:style style:name="T91" style:family="text">
      <style:text-properties fo:color="#7f007f" style:font-name="Consolas" fo:font-size="10pt" officeooo:rsid="00602138" style:font-size-asian="10pt"/>
    </style:style>
    <style:style style:name="T92" style:family="text">
      <style:text-properties fo:color="#7f007f" style:font-name="Consolas" fo:font-size="10pt" officeooo:rsid="00762ba5" style:font-size-asian="10pt"/>
    </style:style>
    <style:style style:name="T93" style:family="text">
      <style:text-properties fo:color="#7f007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94" style:family="text">
      <style:text-properties fo:color="#7f007f" fo:font-size="10pt" style:font-size-asian="10pt"/>
    </style:style>
    <style:style style:name="T95" style:family="text">
      <style:text-properties fo:color="#7f007f" fo:font-size="10pt" officeooo:rsid="001a4e24" style:font-size-asian="10pt"/>
    </style:style>
    <style:style style:name="T96" style:family="text">
      <style:text-properties fo:color="#7f007f" fo:font-size="10pt" officeooo:rsid="00264e16" style:font-size-asian="10pt"/>
    </style:style>
    <style:style style:name="T97" style:family="text">
      <style:text-properties fo:color="#7f007f" fo:font-size="10pt" officeooo:rsid="0028136d" style:font-size-asian="10pt"/>
    </style:style>
    <style:style style:name="T98" style:family="text">
      <style:text-properties fo:color="#2a00ff" style:font-name="Consolas" fo:font-size="10pt" fo:font-style="italic" style:font-size-asian="10pt" style:font-style-asian="italic"/>
    </style:style>
    <style:style style:name="T99" style:family="text">
      <style:text-properties fo:color="#2a00ff" style:font-name="Consolas" fo:font-size="10pt" fo:font-style="italic" officeooo:rsid="00602138" style:font-size-asian="10pt" style:font-style-asian="italic"/>
    </style:style>
    <style:style style:name="T100" style:family="text">
      <style:text-properties fo:color="#2a00ff" style:font-name="Consolas" fo:font-size="10pt" fo:font-style="italic" officeooo:rsid="006937a7" style:font-size-asian="10pt" style:font-style-asian="italic"/>
    </style:style>
    <style:style style:name="T101" style:family="text">
      <style:text-properties fo:color="#2a00ff" style:font-name="Consolas" fo:font-size="10pt" fo:font-style="italic" officeooo:rsid="006cff55" style:font-size-asian="10pt" style:font-style-asian="italic"/>
    </style:style>
    <style:style style:name="T102" style:family="text">
      <style:text-properties fo:color="#2a00ff" style:font-name="Consolas" fo:font-size="10pt" fo:font-style="italic" officeooo:rsid="00737c98" style:font-size-asian="10pt" style:font-style-asian="italic"/>
    </style:style>
    <style:style style:name="T103" style:family="text">
      <style:text-properties fo:color="#2a00ff" style:font-name="Consolas" fo:font-size="10pt" fo:font-style="italic" officeooo:rsid="00762ba5" style:font-size-asian="10pt" style:font-style-asian="italic"/>
    </style:style>
    <style:style style:name="T104" style:family="text">
      <style:text-properties fo:color="#2a00ff" style:font-name="Consolas" fo:font-size="10pt" fo:font-style="italic" fo:font-weight="normal" officeooo:rsid="005fa3b7" fo:background-color="#e8f2fe" loext:char-shading-value="0" style:font-name-asian="Microsoft YaHei" style:font-size-asian="10pt" style:font-style-asian="italic" style:font-weight-asian="normal" style:font-name-complex="Mangal" style:font-size-complex="14pt" style:font-weight-complex="normal"/>
    </style:style>
    <style:style style:name="T105" style:family="text">
      <style:text-properties fo:color="#2a00f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106" style:family="text">
      <style:text-properties fo:color="#2a00ff" style:font-name="Consolas" fo:font-size="10pt" style:font-size-asian="10pt"/>
    </style:style>
    <style:style style:name="T107" style:family="text">
      <style:text-properties fo:color="#2a00ff" style:font-name="Consolas" fo:font-style="normal" fo:font-weight="bold" officeooo:rsid="001becb4" fo:background-color="#e8f2fe" loext:char-shading-value="0" style:font-name-asian="Microsoft YaHei" style:font-style-asian="normal" style:font-weight-asian="bold" style:font-name-complex="Mangal" style:font-size-complex="14pt" style:font-style-complex="normal" style:font-weight-complex="bold"/>
    </style:style>
    <style:style style:name="T108" style:family="text">
      <style:text-properties fo:color="#2a00ff" fo:font-size="10pt" fo:font-style="italic" style:font-size-asian="10pt" style:font-style-asian="italic"/>
    </style:style>
    <style:style style:name="T109" style:family="text">
      <style:text-properties fo:color="#2a00ff" fo:font-size="10pt" fo:font-style="italic" officeooo:rsid="001a4e24" style:font-size-asian="10pt" style:font-style-asian="italic"/>
    </style:style>
    <style:style style:name="T110" style:family="text">
      <style:text-properties fo:color="#2a00ff" fo:font-size="10pt" fo:font-style="italic" officeooo:rsid="00264e16" style:font-size-asian="10pt" style:font-style-asian="italic"/>
    </style:style>
    <style:style style:name="T111" style:family="text">
      <style:text-properties fo:color="#2a00ff" fo:font-size="10pt" fo:font-style="italic" officeooo:rsid="0028136d" style:font-size-asian="10pt" style:font-style-asian="italic"/>
    </style:style>
    <style:style style:name="T112" style:family="text">
      <style:text-properties fo:color="#2a00ff" fo:font-size="10pt" fo:font-style="italic" officeooo:rsid="001e61a5" style:font-size-asian="10pt" style:font-style-asian="italic"/>
    </style:style>
    <style:style style:name="T113" style:family="text">
      <style:text-properties fo:color="#2a00ff" fo:font-size="10pt" fo:font-style="italic" officeooo:rsid="0022328a" style:font-size-asian="10pt" style:font-style-asian="italic"/>
    </style:style>
    <style:style style:name="T114" style:family="text">
      <style:text-properties fo:color="#2a00ff" fo:font-size="10pt" fo:font-style="italic" fo:background-color="#e8f2fe" loext:char-shading-value="0" style:font-size-asian="10pt" style:font-style-asian="italic"/>
    </style:style>
    <style:style style:name="T115" style:family="text">
      <style:text-properties fo:color="#2a00ff" fo:font-size="10pt" fo:font-style="italic" officeooo:rsid="0022328a" fo:background-color="#e8f2fe" loext:char-shading-value="0" style:font-size-asian="10pt" style:font-style-asian="italic"/>
    </style:style>
    <style:style style:name="T116" style:family="text">
      <style:text-properties officeooo:rsid="001a4e24"/>
    </style:style>
    <style:style style:name="T117" style:family="text">
      <style:text-properties officeooo:rsid="0029e145"/>
    </style:style>
    <style:style style:name="T118" style:family="text">
      <style:text-properties officeooo:rsid="0030cd46"/>
    </style:style>
    <style:style style:name="T119" style:family="text">
      <style:text-properties officeooo:rsid="00326b0d"/>
    </style:style>
    <style:style style:name="T120" style:family="text">
      <style:text-properties officeooo:rsid="0035299a"/>
    </style:style>
    <style:style style:name="T121" style:family="text">
      <style:text-properties officeooo:rsid="00367a99"/>
    </style:style>
    <style:style style:name="T122" style:family="text">
      <style:text-properties officeooo:rsid="003d1f19"/>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bold" officeooo:rsid="001becb4" style:font-style-asian="normal" style:font-weight-asian="bold" style:font-style-complex="normal" style:font-weight-complex="bold"/>
    </style:style>
    <style:style style:name="T125" style:family="text">
      <style:text-properties fo:font-style="normal" fo:font-weight="bold" officeooo:rsid="001becb4" style:font-name-asian="Microsoft YaHei" style:font-style-asian="normal" style:font-weight-asian="bold" style:font-name-complex="Mangal" style:font-size-complex="14pt" style:font-style-complex="normal" style:font-weight-complex="bold"/>
    </style:style>
    <style:style style:name="T126" style:family="text">
      <style:text-properties officeooo:rsid="00264e16"/>
    </style:style>
    <style:style style:name="T127" style:family="text">
      <style:text-properties style:font-name="DejaVu Sans" officeooo:rsid="007b5619"/>
    </style:style>
    <style:style style:name="T128" style:family="text">
      <style:text-properties officeooo:rsid="004405a8"/>
    </style:style>
    <style:style style:name="T129" style:family="text">
      <style:text-properties officeooo:rsid="0049d1fd"/>
    </style:style>
    <style:style style:name="T130" style:family="text">
      <style:text-properties style:text-underline-style="solid" style:text-underline-width="auto" style:text-underline-color="font-color"/>
    </style:style>
    <style:style style:name="T131" style:family="text">
      <style:text-properties style:text-underline-style="none"/>
    </style:style>
    <style:style style:name="T132" style:family="text">
      <style:text-properties style:text-underline-style="none" fo:font-weight="bold" style:font-weight-asian="bold" style:font-weight-complex="bold"/>
    </style:style>
    <style:style style:name="T133" style:family="text">
      <style:text-properties officeooo:rsid="004ee371"/>
    </style:style>
    <style:style style:name="T134" style:family="text">
      <style:text-properties officeooo:rsid="00509a76"/>
    </style:style>
    <style:style style:name="T135" style:family="text">
      <style:text-properties officeooo:rsid="0050cf43"/>
    </style:style>
    <style:style style:name="T136" style:family="text">
      <style:text-properties officeooo:rsid="0050daa3"/>
    </style:style>
    <style:style style:name="T137" style:family="text">
      <style:text-properties officeooo:rsid="001becb4"/>
    </style:style>
    <style:style style:name="T138" style:family="text">
      <style:text-properties officeooo:rsid="005a2029"/>
    </style:style>
    <style:style style:name="T139" style:family="text">
      <style:text-properties officeooo:rsid="0061fe02"/>
    </style:style>
    <style:style style:name="T140" style:family="text">
      <style:text-properties officeooo:rsid="00649d55"/>
    </style:style>
    <style:style style:name="T141" style:family="text">
      <style:text-properties officeooo:rsid="00684452"/>
    </style:style>
    <style:style style:name="T142" style:family="text">
      <style:text-properties officeooo:rsid="006bb02b"/>
    </style:style>
    <style:style style:name="T143" style:family="text">
      <style:text-properties fo:color="#7f0055" style:font-name="Consolas" fo:font-size="10pt" fo:font-weight="bold" style:font-size-asian="10pt" style:font-weight-asian="bold"/>
    </style:style>
    <style:style style:name="T144" style:family="text">
      <style:text-properties officeooo:rsid="0074b7ab"/>
    </style:style>
    <style:style style:name="T145" style:family="text">
      <style:text-properties fo:padding="0in" fo:border="none"/>
    </style:style>
    <style:style style:name="T146" style:family="text">
      <style:text-properties officeooo:rsid="007ba4b7" fo:padding="0in" fo:border="none"/>
    </style:style>
    <style:style style:name="T147" style:family="text">
      <style:text-properties fo:color="#0000c0" style:font-name="Consolas" fo:font-size="10pt" style:font-size-asian="10pt"/>
    </style:style>
    <style:style style:name="T148" style:family="text">
      <style:text-properties fo:color="#0000c0" style:font-name="Consolas" fo:font-size="10pt" fo:font-style="italic" style:font-size-asian="10pt" style:font-style-asian="italic"/>
    </style:style>
    <style:style style:name="T149" style:family="text">
      <style:text-properties fo:color="#0000c0" style:font-name="Consolas" fo:font-size="10pt" fo:font-style="italic" officeooo:rsid="0083997c" style:font-size-asian="10pt" style:font-style-asian="italic"/>
    </style:style>
    <style:style style:name="T150" style:family="text">
      <style:text-properties fo:color="#646464" style:font-name="Consolas" fo:font-size="10pt" style:font-size-asian="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alium ATG module</text:p>
      <text:p text:style-name="P7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Table of Contents</text:p>
          </text:index-title>
          <text:p text:style-name="P90"><text:a xlink:type="simple" xlink:href="#__RefHeading__1556_306762939" text:style-name="Index_20_Link" text:visited-style-name="Index_20_Link">Legal notes<text:tab/>3</text:a></text:p>
          <text:p text:style-name="P90"><text:a xlink:type="simple" xlink:href="#__RefHeading__1558_306762939" text:style-name="Index_20_Link" text:visited-style-name="Index_20_Link">Introduction<text:tab/>4</text:a></text:p>
          <text:p text:style-name="P90"><text:a xlink:type="simple" xlink:href="#__RefHeading__1560_306762939" text:style-name="Index_20_Link" text:visited-style-name="Index_20_Link">Who should read this document<text:tab/>5</text:a></text:p>
          <text:p text:style-name="P90"><text:a xlink:type="simple" xlink:href="#__RefHeading__1562_306762939" text:style-name="Index_20_Link" text:visited-style-name="Index_20_Link">Compatibility<text:tab/>6</text:a></text:p>
          <text:p text:style-name="P90"><text:a xlink:type="simple" xlink:href="#__RefHeading__1564_306762939" text:style-name="Index_20_Link" text:visited-style-name="Index_20_Link">Installation instructions<text:tab/>7</text:a></text:p>
          <text:p text:style-name="P90"><text:a xlink:type="simple" xlink:href="#__RefHeading__1566_306762939" text:style-name="Index_20_Link" text:visited-style-name="Index_20_Link">Integration guide<text:tab/>8</text:a></text:p>
          <text:p text:style-name="P89"><text:a xlink:type="simple" xlink:href="#__RefHeading__1568_306762939" text:style-name="Index_20_Link" text:visited-style-name="Index_20_Link">Configuration options<text:tab/>8</text:a></text:p>
          <text:p text:style-name="P90"><text:a xlink:type="simple" xlink:href="#__RefHeading__1570_306762939" text:style-name="Index_20_Link" text:visited-style-name="Index_20_Link">Tealium droplets<text:tab/>10</text:a></text:p>
          <text:p text:style-name="P89"><text:a xlink:type="simple" xlink:href="#__RefHeading__1572_306762939" text:style-name="Index_20_Link" text:visited-style-name="Index_20_Link">/tealium/droplet/UtagSyncDroplet<text:tab/>10</text:a></text:p>
          <text:p text:style-name="P88"><text:a xlink:type="simple" xlink:href="#__RefHeading__1576_306762939" text:style-name="Index_20_Link" text:visited-style-name="Index_20_Link">/tealium/droplet/GenericPageDroplet<text:tab/>10</text:a></text:p>
          <text:p text:style-name="P88"><text:a xlink:type="simple" xlink:href="#__RefHeading__1582_306762939" text:style-name="Index_20_Link" text:visited-style-name="Index_20_Link">/tealium/droplet/HomePageDroplet<text:tab/>10</text:a></text:p>
          <text:p text:style-name="P88"><text:a xlink:type="simple" xlink:href="#__RefHeading__1586_306762939" text:style-name="Index_20_Link" text:visited-style-name="Index_20_Link">/tealium/droplet/CustomerDetailDroplet<text:tab/>11</text:a></text:p>
          <text:p text:style-name="P88"><text:a xlink:type="simple" xlink:href="#__RefHeading__1590_306762939" text:style-name="Index_20_Link" text:visited-style-name="Index_20_Link">/tealium/droplet/ProductDetailDroplet<text:tab/>11</text:a></text:p>
          <text:p text:style-name="P88"><text:a xlink:type="simple" xlink:href="#__RefHeading__1596_306762939" text:style-name="Index_20_Link" text:visited-style-name="Index_20_Link">/tealium/droplet/CategoryPageDroplet<text:tab/>12</text:a></text:p>
          <text:p text:style-name="P88"><text:a xlink:type="simple" xlink:href="#__RefHeading__3028_1745427234" text:style-name="Index_20_Link" text:visited-style-name="Index_20_Link">/tealium/droplet/ProductDetailDroplet<text:tab/>13</text:a></text:p>
          <text:p text:style-name="P88"><text:a xlink:type="simple" xlink:href="#__RefHeading__3030_1745427234" text:style-name="Index_20_Link" text:visited-style-name="Index_20_Link">/tealium/droplet/OrderConfirmationDroplet<text:tab/>14</text:a></text:p>
          <text:p text:style-name="P88"><text:a xlink:type="simple" xlink:href="#__RefHeading__3044_1541385526" text:style-name="Index_20_Link" text:visited-style-name="Index_20_Link">/tealium/droplet/SearchResultsDroplet<text:tab/>15</text:a></text:p>
          <text:p text:style-name="P90"><text:a xlink:type="simple" xlink:href="#__RefHeading__1602_306762939" text:style-name="Index_20_Link" text:visited-style-name="Index_20_Link">Extending Tealium tags generation<text:tab/>15</text:a></text:p>
        </text:index-body>
      </text:table-of-content>
      <text:p text:style-name="P74"/>
      <text:p text:style-name="P62"/>
      <text:h text:style-name="P105" text:outline-level="1"><text:bookmark-start text:name="__RefHeading__1556_306762939"/>Legal notes<text:bookmark-end text:name="__RefHeading__1556_306762939"/></text:h>
      <text:list xml:id="list7672742416636158662" text:style-name="L1">
        <text:list-item>
          <text:p text:style-name="P106">TaliumIQ is registered trademark of Tealium</text:p>
        </text:list-item>
        <text:list-item>
          <text:p text:style-name="P106">Oracle e-Commerce, previously know as Oracle ATG is registered trade mark or Oracle Corporation</text:p>
        </text:list-item>
        <text:list-item>
          <text:p text:style-name="P106">Oracle Java is registered trademark of Oracle Corporation</text:p>
        </text:list-item>
      </text:list>
      <text:p text:style-name="P73">All right reserved.</text:p>
      <text:p text:style-name="P63"/>
      <text:h text:style-name="P104" text:outline-level="1"><text:bookmark-start text:name="__RefHeading__1558_306762939"/>Introduction<text:bookmark-end text:name="__RefHeading__1558_306762939"/></text:h>
      <text:p text:style-name="P75"><text:tab/>ATG Tealium module is designing to help you integrate your Oracle ATG e-Commerce solution within Tealium tag management. Using this module you are able to <text:span text:style-name="T118">put</text:span> Telium JavaScript tags on you dsp pages without wring you own solution from the scratch.</text:p>
      <text:p text:style-name="P62"/>
      <text:h text:style-name="P104" text:outline-level="1"><text:bookmark-start text:name="__RefHeading__1560_306762939"/>Who should read this document<text:bookmark-end text:name="__RefHeading__1560_306762939"/></text:h>
      <text:p text:style-name="P78"><text:tab/>This document is for developers who need integrate Oracle ATG based web site with Tealium Site management. <text:span text:style-name="T117">Please note that you should be familiar with ATG e-Commerce product core and eCommerce functionality, to properly undigested this document. If you not familiar with Oracle ATG please read the ATG Platform Developer guide and ATG Commerce Developer Guide documents provided with you ATG distribution package.</text:span></text:p>
      <text:p text:style-name="P60"/>
      <text:h text:style-name="P104" text:outline-level="1"><text:bookmark-start text:name="__RefHeading__1562_306762939"/>Compatibility<text:bookmark-end text:name="__RefHeading__1562_306762939"/></text:h>
      <text:p text:style-name="P74">ATG Tealium module is <text:span text:style-name="T1">compatible</text:span> with <text:span text:style-name="T1">stating from</text:span> Oracle ATG 9 <text:span text:style-name="T119">up to Oracle e-Commerce 11 including all minor releases. </text:span></text:p>
      <text:p text:style-name="P62"/>
      <text:h text:style-name="P104" text:outline-level="1"><text:bookmark-start text:name="__RefHeading__1564_306762939"/>Installation instructions<text:bookmark-end text:name="__RefHeading__1564_306762939"/></text:h>
      <text:p text:style-name="P76">Tealium module is distr<text:span text:style-name="T121">ibu</text:span>ted as packed file in deflate ZIP format or tar.bz2 format. To install module unpack content of <text:span text:style-name="T3">atg-tealium-module.zip</text:span> of atg-<text:span text:style-name="T3">tealium-module.tar.bz2</text:span> into ATG installation directory. <text:s/><text:span text:style-name="T2">API documentation at javadoc format and this document provided separately.</text:span></text:p>
      <text:p text:style-name="P77">Please be aware that ATG is <text:span text:style-name="T120">properly</text:span> installed on you operating system and <text:span text:style-name="T120">all</text:span> <text:span text:style-name="T120">environment</text:span> variables are set. If not please follow ATG <text:span text:style-name="T122">platform</text:span> <text:span text:style-name="T2">installation</text:span> instructions, <text:span text:style-name="T2">which is provided by Oracle Corporation.</text:span></text:p>
      <text:p text:style-name="P79">For example:</text:p>
      <text:list xml:id="list5991581923740382456" text:style-name="L2">
        <text:list-item>
          <text:p text:style-name="P107">On Microsoft Windows open<text:span text:style-name="T3"> atg-tealium-module.zip</text:span> in Explorer, copy Tealium folder and paste it into ATG <text:span text:style-name="T129">installation</text:span> directory i.e. <text:span text:style-name="T3">%DYNAMO_ROOT%</text:span></text:p>
        </text:list-item>
        <text:list-item>
          <text:p text:style-name="P107">On GNU/Linux <text:span text:style-name="T2">you can use flowing command: </text:span></text:p>
        </text:list-item>
      </text:list>
      <text:p text:style-name="P83"><text:span text:style-name="T4">tar -xjf </text:span><text:span text:style-name="T3">atg-tealium-module.tar.bz2 <text:s/></text:span><text:span text:style-name="T4">${</text:span><text:span text:style-name="T3">DYNAMO_ROOT</text:span><text:span text:style-name="T4">}</text:span></text:p>
      <text:p text:style-name="P77"/>
      <text:p text:style-name="P59"/>
      <text:h text:style-name="P104" text:outline-level="1"><text:bookmark-start text:name="__RefHeading__1566_306762939"/>Integration guide<text:bookmark-end text:name="__RefHeading__1566_306762939"/></text:h>
      <text:p text:style-name="P80">To be able to use Tealium ATG module with in you application, you need add dependency to you application module. For example, if you’d like to add such functionality to the ATG Commerce Reffernce Store, then you need to edit </text:p>
      <text:p text:style-name="P22"><text:span text:style-name="T3">$</text:span><text:span text:style-name="T4">{DYNAMO_ROOT}/</text:span><text:span text:style-name="T3">CommerceReferenceStore/Store/Storefront/META-INF/MANIFEST.MF</text:span> with adding <text:span text:style-name="T3">Tealium.</text:span><text:span text:style-name="T6">eCommerce</text:span><text:span text:style-name="T3"> </text:span><text:span text:style-name="T9">dependency</text:span> into <text:span text:style-name="T3">ATG-Required </text:span><text:span text:style-name="T10">section</text:span><text:span text:style-name="T5">. </text:span></text:p>
      <text:p text:style-name="P22"/>
      <text:p text:style-name="P15">Alternatively you can add <text:span text:style-name="T3">Tealium.</text:span><text:span text:style-name="T7">eCommerce</text:span> dependency into <text:span text:style-name="T3">runAssembly</text:span> arguments used for constructing ATG enterprise archive EAR.</text:p>
      <text:p text:style-name="P14"/>
      <text:p text:style-name="P15">Tealium ATG module uses ATG droplets for rendering Tealium Java<text:span text:style-name="T135">S</text:span>cript <text:span text:style-name="T135">t</text:span>ags on your site. Just input appropriate droplets on <text:span text:style-name="T136">JSP</text:span> pages where you need the tag management. Please be aware that Tealium utag synk script is required to be rendered in the head <text:span text:style-name="T133">HTML</text:span> section, the rest of <text:span text:style-name="T133">T</text:span>ealium scrips must be rendered in the body <text:span text:style-name="T134">HTML</text:span> section.</text:p>
      <text:p text:style-name="P2"/>
      <text:p text:style-name="P5">To configure you Tealium credentials you need to redefine<text:span text:style-name="T27"> the </text:span><text:span text:style-name="T43">/tealium/config/TealiumConfiguration</text:span><text:span text:style-name="T42"> ATG component configuration some were in you configuration path.</text:span></text:p>
      <text:p text:style-name="P6"/>
      <text:p text:style-name="P5"><text:span text:style-name="T27">I</text:span>t is strongly recommended to hold this configuration at live configuration. <text:span text:style-name="T128">I</text:span>.e. for development environment it is:</text:p>
      <text:p text:style-name="P4"/>
      <text:p text:style-name="P4"><text:span text:style-name="T3">${DYNAMO_HOME}/servers/&lt;your server&gt;/localconfig</text:span> folder.</text:p>
      <text:p text:style-name="P4"/>
      <text:p text:style-name="P1">And for standalone retirements is your <text:span text:style-name="T3">ATG_DATA</text:span> directory.</text:p>
      <text:p text:style-name="P12"/>
      <text:h text:style-name="Heading_20_3" text:outline-level="3"><text:bookmark-start text:name="__RefHeading__1568_306762939"/>Configuration options<text:bookmark-end text:name="__RefHeading__1568_306762939"/></text:h>
      <text:p text:style-name="P21"/>
      <text:p text:style-name="P13">Thallium configuration contains flowing settings:</text:p>
      <text:p text:style-name="P72"/>
      <text:list xml:id="list2353651123418092291" text:style-name="L3">
        <text:list-item>
          <text:p text:style-name="P125"><text:span text:style-name="T69">enabled</text:span><text:span text:style-name="T65"> – </text:span><text:span text:style-name="T67">boolean</text:span><text:span text:style-name="T65">, </text:span><text:span text:style-name="T68">allows enabling or completely disabling generation of all Tealium tags, </text:span><text:span text:style-name="T66">optional value default is true.</text:span></text:p>
        </text:list-item>
        <text:list-item>
          <text:p text:style-name="P126"><text:span text:style-name="T70">tealiumCDN</text:span><text:span text:style-name="T54"> – </text:span><text:span text:style-name="T56">a string value which points on </text:span><text:span text:style-name="T57">T</text:span><text:span text:style-name="T56">ealium URI, do not specify it until you don’t need a special value, provided to you from TealiumIQ support</text:span></text:p>
        </text:list-item>
        <text:list-item>
          <text:p text:style-name="P127"><text:span text:style-name="T132">accountName</text:span><text:span text:style-name="T131"> – a string value represent your Tealium account name, required</text:span></text:p>
        </text:list-item>
        <text:list-item>
          <text:p text:style-name="P127"><text:span text:style-name="T3">profileName</text:span> - <text:span text:style-name="T131">a string value represent your Tealium profile name, required</text:span></text:p>
        </text:list-item>
        <text:list-item>
          <text:p text:style-name="P108"><text:span text:style-name="T3">environmentName</text:span> - a string value represent your Tealium environment name, required</text:p>
        </text:list-item>
        <text:list-item>
          <text:p text:style-name="P108"><text:span text:style-name="T3">utagSyncEnabled</text:span> - allows enabling or completely disabling generation of Tealium utag <text:soft-page-break/>sync script, optional default is true</text:p>
        </text:list-item>
        <text:list-item>
          <text:p text:style-name="P108"><text:span text:style-name="T3">allowCustomUDO </text:span>– allows generation of custom UDO options, reserved for the future uses, not required</text:p>
        </text:list-item>
      </text:list>
      <text:p text:style-name="P72"/>
      <text:p text:style-name="P61"/>
      <text:h text:style-name="P104" text:outline-level="1"><text:bookmark-start text:name="__RefHeading__1570_306762939"/>Tealium droplets<text:bookmark-end text:name="__RefHeading__1570_306762939"/></text:h>
      <text:p text:style-name="P72"/>
      <text:p text:style-name="P11"><text:span text:style-name="T11">Following you can found </text:span><text:span text:style-name="T12">Tealium</text:span><text:span text:style-name="T11"> droplets specification</text:span></text:p>
      <text:p text:style-name="P11"/>
      <text:h text:style-name="P92" text:outline-level="3"><text:bookmark-start text:name="__RefHeading__1572_306762939"/><text:span text:style-name="T54">/</text:span><text:span text:style-name="T53">tealium</text:span><text:span text:style-name="T54">/</text:span><text:span text:style-name="T53">droplet</text:span><text:span text:style-name="T54">/UtagSyncDroplet</text:span><text:bookmark-end text:name="__RefHeading__1572_306762939"/></text:h>
      <text:p text:style-name="P11"/>
      <text:p text:style-name="P16">Renders the <text:span text:style-name="T116">T</text:span>ealium utag syc tags into the page. Please be avare that such scrips should be put just after the &lt;head&gt; html section.</text:p>
      <text:p text:style-name="P16"/>
      <text:p text:style-name="Heading_20_4"><text:bookmark-start text:name="__RefHeading__1574_306762939"/>Example<text:bookmark-end text:name="__RefHeading__1574_306762939"/></text:p>
      <text:p text:style-name="P11"><text:span text:style-name="T50"><text:tab/></text:span><text:span text:style-name="T77">&lt;%-- Serve the </text:span><text:span text:style-name="T79">Tealium</text:span><text:span text:style-name="T77"> </text:span><text:span text:style-name="T78">eCommerce</text:span><text:span text:style-name="T77"> </text:span><text:span text:style-name="T79">utagsync</text:span><text:span text:style-name="T77"> script --%&gt;</text:span></text:p>
      <text:p text:style-name="P38"><text:span text:style-name="T50"><text:tab/></text:span><text:span text:style-name="T82">&lt;</text:span><text:span text:style-name="T86">dsp:droplet</text:span><text:span text:style-name="T54"> </text:span><text:span text:style-name="T94">name</text:span><text:span text:style-name="T50">=</text:span><text:span text:style-name="T108">"/tealium/droplet/UtagSyncDroplet"</text:span><text:span text:style-name="T82">&gt;</text:span></text:p>
      <text:p text:style-name="P38"><text:span text:style-name="T50"><text:tab/></text:span><text:span text:style-name="T82">&lt;/</text:span><text:span text:style-name="T86">dsp:droplet</text:span><text:span text:style-name="T82">&gt;</text:span></text:p>
      <text:p text:style-name="P38"/>
      <text:h text:style-name="P96" text:outline-level="2"><text:bookmark-start text:name="__RefHeading__1576_306762939"/>/<text:span text:style-name="T41">tealium/droplet/GenericPageDroplet</text:span><text:bookmark-end text:name="__RefHeading__1576_306762939"/></text:h>
      <text:p text:style-name="P24"/>
      <text:p text:style-name="P17"><text:span text:style-name="T13">Generates</text:span><text:span text:style-name="T9"> Tealium script for the generic (unknown) page type</text:span></text:p>
      <text:p text:style-name="P17"/>
      <text:p text:style-name="Heading_20_4"><text:bookmark-start text:name="__RefHeading__1578_306762939"/>Parameters<text:bookmark-end text:name="__RefHeading__1578_306762939"/></text:p>
      <text:list xml:id="list2335886100050234913" text:style-name="L4">
        <text:list-item>
          <text:p text:style-name="P128"><text:span text:style-name="T3">pageName</text:span> – string, name of the page, required</text:p>
        </text:list-item>
        <text:list-item>
          <text:p text:style-name="P128"><text:span text:style-name="T3">language</text:span> – string current site locale, required</text:p>
        </text:list-item>
        <text:list-item>
          <text:p text:style-name="P130"><text:span text:style-name="T63">currency</text:span><text:span text:style-name="T58"> – string, curren</text:span><text:span text:style-name="T59">t</text:span><text:span text:style-name="T58"> site curren</text:span><text:span text:style-name="T59">cy,</text:span><text:span text:style-name="T58"> required</text:span></text:p>
        </text:list-item>
      </text:list>
      <text:p text:style-name="Heading_20_4"><text:bookmark-start text:name="__RefHeading__1580_306762939"/>Example<text:bookmark-end text:name="__RefHeading__1580_306762939"/></text:p>
      <text:p text:style-name="P20"><text:span text:style-name="T51"><text:tab/></text:span><text:span text:style-name="T83">&lt;</text:span><text:span text:style-name="T87">dsp:droplet</text:span><text:span text:style-name="T55"> </text:span><text:span text:style-name="T95">name</text:span><text:span text:style-name="T51">=</text:span><text:span text:style-name="T109">"</text:span><text:span text:style-name="T114">/tealium/droplet/GenericPageDroplet</text:span><text:span text:style-name="T109">"</text:span><text:span text:style-name="T83">&gt;</text:span></text:p>
      <text:p text:style-name="P38"><text:span text:style-name="T50"><text:tab/><text:tab/></text:span><text:span text:style-name="T82">&lt;</text:span><text:span text:style-name="T86">dsp:param</text:span><text:span text:style-name="T54"> </text:span><text:span text:style-name="T94">name</text:span><text:span text:style-name="T50">=</text:span><text:span text:style-name="T108">"pageName"</text:span><text:span text:style-name="T54"> </text:span><text:span text:style-name="T94">value</text:span><text:span text:style-name="T50">=</text:span><text:span text:style-name="T108">"</text:span><text:span text:style-name="T109">loginPage</text:span><text:span text:style-name="T108">"</text:span><text:span text:style-name="T54"> </text:span><text:span text:style-name="T82">/&gt;</text:span></text:p>
      <text:p text:style-name="P38"><text:span text:style-name="T50"><text:tab/><text:tab/></text:span><text:span text:style-name="T82">&lt;</text:span><text:span text:style-name="T86">dsp:param</text:span><text:span text:style-name="T54"> </text:span><text:span text:style-name="T94">name</text:span><text:span text:style-name="T50">=</text:span><text:span text:style-name="T108">"language"</text:span><text:span text:style-name="T54"> </text:span><text:span text:style-name="T94">value</text:span><text:span text:style-name="T50">=</text:span><text:span text:style-name="T108">"</text:span><text:span text:style-name="T109">en_US</text:span><text:span text:style-name="T108">" </text:span><text:span text:style-name="T82">/&gt;</text:span></text:p>
      <text:p text:style-name="P38"><text:span text:style-name="T50"><text:tab/><text:tab/></text:span><text:span text:style-name="T86">&lt;</text:span><text:span text:style-name="T89">dsp:param</text:span><text:span text:style-name="T86"> </text:span><text:span text:style-name="T94">name</text:span><text:span text:style-name="T50">=</text:span><text:span text:style-name="T108">"currency"</text:span><text:span text:style-name="T54"> </text:span><text:span text:style-name="T94">value</text:span><text:span text:style-name="T50">=</text:span><text:span text:style-name="T108">"USD"</text:span><text:span text:style-name="T54"> </text:span><text:span text:style-name="T82">/&gt;</text:span></text:p>
      <text:p text:style-name="P38"><text:span text:style-name="T50"><text:tab/></text:span><text:span text:style-name="T82">&lt;/</text:span><text:span text:style-name="T86">dsp:droplet</text:span><text:span text:style-name="T82">&gt;</text:span></text:p>
      <text:h text:style-name="P93" text:outline-level="2"><text:bookmark-start text:name="__RefHeading__1582_306762939"/>/tealium/droplet/HomePageDroplet<text:bookmark-end text:name="__RefHeading__1582_306762939"/></text:h>
      <text:p text:style-name="P18"><text:span text:style-name="T13">Generates</text:span><text:span text:style-name="T9"> Tealium script for the </text:span><text:span text:style-name="T14">home</text:span><text:span text:style-name="T9"> page type</text:span></text:p>
      <text:p text:style-name="P18"/>
      <text:p text:style-name="Heading_20_4"><text:bookmark-start text:name="__RefHeading__1584_306762939"/>Parameters<text:bookmark-end text:name="__RefHeading__1584_306762939"/></text:p>
      <text:list xml:id="list121705343162850" text:continue-numbering="true" text:style-name="L4">
        <text:list-item>
          <text:p text:style-name="P109"><text:span text:style-name="T3">pageName</text:span> – string, name of the page, required</text:p>
        </text:list-item>
        <text:list-item>
          <text:p text:style-name="P109"><text:span text:style-name="T3">language</text:span> – string current site locale, required</text:p>
        </text:list-item>
        <text:list-item>
          <text:p text:style-name="P121"><text:span text:style-name="T63">currency</text:span><text:span text:style-name="T58"> – string, curren</text:span><text:span text:style-name="T59">t</text:span><text:span text:style-name="T58"> site curren</text:span><text:span text:style-name="T59">cy,</text:span><text:span text:style-name="T58"> required</text:span></text:p>
        </text:list-item>
      </text:list>
      <text:p text:style-name="Heading_20_4"><text:soft-page-break/>Example</text:p>
      <text:p text:style-name="P43"><text:span text:style-name="T50"><text:tab/></text:span><text:span text:style-name="T82">&lt;</text:span><text:span text:style-name="T86">dsp:droplet</text:span><text:span text:style-name="T54"> </text:span><text:span text:style-name="T94">name</text:span><text:span text:style-name="T50">=</text:span><text:span text:style-name="T108">"/tealium/droplet/HomePageDroplet"</text:span><text:span text:style-name="T82">&gt;</text:span></text:p>
      <text:p text:style-name="P38"><text:span text:style-name="T50"><text:tab/><text:tab/></text:span><text:span text:style-name="T82">&lt;</text:span><text:span text:style-name="T86">dsp:param</text:span><text:span text:style-name="T54"> </text:span><text:span text:style-name="T94">name</text:span><text:span text:style-name="T50">=</text:span><text:span text:style-name="T108">"pageName"</text:span><text:span text:style-name="T54"> </text:span><text:span text:style-name="T94">value</text:span><text:span text:style-name="T50">=</text:span><text:span text:style-name="T108">"atg_store_pageHomePage"</text:span><text:span text:style-name="T54"> </text:span><text:span text:style-name="T82">/&gt;</text:span></text:p>
      <text:p text:style-name="P38"><text:span text:style-name="T50"><text:tab/><text:tab/></text:span><text:span text:style-name="T82">&lt;</text:span><text:span text:style-name="T86">dsp:param</text:span><text:span text:style-name="T54"> </text:span><text:span text:style-name="T94">name</text:span><text:span text:style-name="T50">=</text:span><text:span text:style-name="T108">"language"</text:span><text:span text:style-name="T54"> </text:span><text:span text:style-name="T94">value</text:span><text:span text:style-name="T50">=</text:span><text:span text:style-name="T108">"</text:span><text:span text:style-name="T112">en_US</text:span><text:span text:style-name="T108">"</text:span><text:span text:style-name="T54"> </text:span><text:span text:style-name="T82">/&gt;</text:span></text:p>
      <text:p text:style-name="P38"><text:span text:style-name="T50"><text:tab/><text:tab/></text:span><text:span text:style-name="T82">&lt;</text:span><text:span text:style-name="T86">dsp:param</text:span><text:span text:style-name="T54"> </text:span><text:span text:style-name="T94">name</text:span><text:span text:style-name="T50">=</text:span><text:span text:style-name="T108">"currency"</text:span><text:span text:style-name="T54"> </text:span><text:span text:style-name="T94">value</text:span><text:span text:style-name="T50">=</text:span><text:span text:style-name="T108">"USD"</text:span><text:span text:style-name="T54"> </text:span><text:span text:style-name="T82">/&gt;</text:span></text:p>
      <text:p text:style-name="P38"><text:span text:style-name="T50"><text:tab/></text:span><text:span text:style-name="T82">&lt;/</text:span><text:span text:style-name="T86">dsp:droplet</text:span><text:span text:style-name="T82">&gt;</text:span></text:p>
      <text:h text:style-name="P97" text:outline-level="2"><text:bookmark-start text:name="__RefHeading__1586_306762939"/>/tealium/droplet/CustomerDetailDroplet<text:bookmark-end text:name="__RefHeading__1586_306762939"/></text:h>
      <text:p text:style-name="P19"><text:span text:style-name="T13">Generates</text:span><text:span text:style-name="T9"> Tealium </text:span><text:span text:style-name="T16">tags</text:span><text:span text:style-name="T9"> for the </text:span><text:span text:style-name="T15">account </text:span><text:span text:style-name="T9">page type</text:span></text:p>
      <text:p text:style-name="P19"/>
      <text:p text:style-name="Heading_20_4"><text:bookmark-start text:name="__RefHeading__1588_306762939"/>Parameters<text:bookmark-end text:name="__RefHeading__1588_306762939"/></text:p>
      <text:list xml:id="list121705349170760" text:continue-numbering="true" text:style-name="L4">
        <text:list-item>
          <text:p text:style-name="P110"><text:span text:style-name="T3">pageName</text:span> – string, name of the page, required</text:p>
        </text:list-item>
        <text:list-item>
          <text:p text:style-name="P122"><text:span text:style-name="T63">language</text:span><text:span text:style-name="T58"> – string current site locale, required</text:span></text:p>
        </text:list-item>
        <text:list-item>
          <text:p text:style-name="P122"><text:span text:style-name="T72">currency</text:span><text:span text:style-name="T60"> – string, curren</text:span><text:span text:style-name="T59">t</text:span><text:span text:style-name="T60"> site curren</text:span><text:span text:style-name="T59">cy,</text:span><text:span text:style-name="T60"> required</text:span></text:p>
        </text:list-item>
        <text:list-item>
          <text:p text:style-name="P123"><text:span text:style-name="T74">profile</text:span><text:span text:style-name="T64"> – atg.userprofiling.Profile, required</text:span></text:p>
        </text:list-item>
      </text:list>
      <text:p text:style-name="Heading_20_4">Example</text:p>
      <text:p text:style-name="P27"><text:span text:style-name="T50"><text:tab/></text:span><text:span text:style-name="T82">&lt;</text:span><text:span text:style-name="T88">dsp:droplet</text:span><text:span text:style-name="T54"> </text:span><text:span text:style-name="T94">name</text:span><text:span text:style-name="T50">=</text:span><text:span text:style-name="T108">"/tealium/droplet/CustomerDetailDroplet"</text:span><text:span text:style-name="T82">&gt;</text:span></text:p>
      <text:p text:style-name="P42"><text:span text:style-name="T50"><text:tab/><text:tab/></text:span><text:span text:style-name="T82">&lt;</text:span><text:span text:style-name="T86">dsp:param</text:span><text:span text:style-name="T54"> </text:span><text:span text:style-name="T94">name</text:span><text:span text:style-name="T50">=</text:span><text:span text:style-name="T108">"pageName"</text:span><text:span text:style-name="T54"> </text:span></text:p>
      <text:p text:style-name="P57"><text:span text:style-name="T94">value</text:span><text:span text:style-name="T50">=</text:span><text:span text:style-name="T108">"</text:span><text:span text:style-name="T115">atg_store_myAccountPage</text:span><text:span text:style-name="T113">" /&gt;</text:span></text:p>
      <text:p text:style-name="P38"><text:span text:style-name="T50"><text:tab/><text:tab/></text:span><text:span text:style-name="T82">&lt;</text:span><text:span text:style-name="T86">dsp:param</text:span><text:span text:style-name="T54"> </text:span><text:span text:style-name="T94">name</text:span><text:span text:style-name="T50">=</text:span><text:span text:style-name="T108">"language"</text:span><text:span text:style-name="T54"> </text:span><text:span text:style-name="T94">value</text:span><text:span text:style-name="T50">=</text:span><text:span text:style-name="T108">"</text:span><text:span text:style-name="T115">en_US</text:span><text:span text:style-name="T108">"</text:span><text:span text:style-name="T54"> </text:span><text:span text:style-name="T82">/&gt;</text:span></text:p>
      <text:p text:style-name="P38"><text:span text:style-name="T50"><text:tab/><text:tab/></text:span><text:span text:style-name="T82">&lt;</text:span><text:span text:style-name="T86">dsp:param</text:span><text:span text:style-name="T54"> </text:span><text:span text:style-name="T94">name</text:span><text:span text:style-name="T50">=</text:span><text:span text:style-name="T108">"currency"</text:span><text:span text:style-name="T54"> </text:span><text:span text:style-name="T94">value</text:span><text:span text:style-name="T50">=</text:span><text:span text:style-name="T108">"USD"</text:span><text:span text:style-name="T54"> </text:span><text:span text:style-name="T82">/&gt;</text:span></text:p>
      <text:p text:style-name="P38"><text:span text:style-name="T50"><text:tab/><text:tab/></text:span><text:span text:style-name="T82">&lt;</text:span><text:span text:style-name="T86">dsp:param</text:span><text:span text:style-name="T54"> </text:span><text:span text:style-name="T94">name</text:span><text:span text:style-name="T50">=</text:span><text:span text:style-name="T108">"profile"</text:span><text:span text:style-name="T54"> </text:span><text:span text:style-name="T94">bean</text:span><text:span text:style-name="T50">=</text:span><text:span text:style-name="T108">"/atg/userprofiling/Profile"</text:span><text:span text:style-name="T82">/&gt;</text:span></text:p>
      <text:p text:style-name="P38"><text:span text:style-name="T50"><text:tab/></text:span><text:span text:style-name="T82">&lt;/</text:span><text:span text:style-name="T88">dsp:droplet</text:span><text:span text:style-name="T82">&gt;</text:span></text:p>
      <text:p text:style-name="P38"/>
      <text:h text:style-name="P93" text:outline-level="2"><text:bookmark-start text:name="__RefHeading__1590_306762939"/>/tealium/droplet/ProductDetailDroplet<text:bookmark-end text:name="__RefHeading__1590_306762939"/></text:h>
      <text:p text:style-name="P27"/>
      <text:p text:style-name="P28">Generates Tealium tags for the product details page</text:p>
      <text:p text:style-name="P28"/>
      <text:p text:style-name="Heading_20_4"><text:bookmark-start text:name="__RefHeading__1592_306762939"/>Parameters<text:bookmark-end text:name="__RefHeading__1592_306762939"/></text:p>
      <text:list xml:id="list121705357168678" text:continue-numbering="true" text:style-name="L4">
        <text:list-item>
          <text:p text:style-name="P129"><text:span text:style-name="T123">pageName</text:span> – string, name of the page, required</text:p>
        </text:list-item>
        <text:list-item>
          <text:p text:style-name="P131"><text:span text:style-name="T71">language</text:span><text:span text:style-name="T58"> – string current site locale, required</text:span></text:p>
        </text:list-item>
        <text:list-item>
          <text:p text:style-name="P131"><text:span text:style-name="T72">currency</text:span><text:span text:style-name="T60"> – string, curren</text:span><text:span text:style-name="T59">t</text:span><text:span text:style-name="T60"> site curren</text:span><text:span text:style-name="T59">cy,</text:span><text:span text:style-name="T60"> required</text:span></text:p>
        </text:list-item>
        <text:list-item>
          <text:p text:style-name="P131"><text:span text:style-name="T73">product</text:span><text:span text:style-name="T59"> – atg.repository.RepositoryItem </text:span><text:span text:style-name="T61">representing</text:span><text:span text:style-name="T59"> the ATG catalog product, </text:span><text:span text:style-name="T62">required</text:span></text:p>
        </text:list-item>
        <text:list-item>
          <text:p text:style-name="P132"/>
        </text:list-item>
      </text:list>
      <text:p text:style-name="Heading_20_4"><text:bookmark-start text:name="__RefHeading__1594_306762939"/>Example<text:bookmark-end text:name="__RefHeading__1594_306762939"/></text:p>
      <text:p text:style-name="P26"/>
      <text:p text:style-name="P28"><text:span text:style-name="T50"><text:tab/></text:span><text:span text:style-name="T82">&lt;</text:span><text:span text:style-name="T86">dsp:importbean</text:span><text:span text:style-name="T54"> </text:span><text:span text:style-name="T94">bean</text:span><text:span text:style-name="T50">=</text:span><text:span text:style-name="T108">"/tealium/droplet/ProductDetailDroplet"</text:span><text:span text:style-name="T54"> </text:span><text:span text:style-name="T82">/&gt;</text:span></text:p>
      <text:p text:style-name="P38"><text:span text:style-name="T50"><text:tab/></text:span><text:span text:style-name="T82">&lt;</text:span><text:span text:style-name="T86">dsp:droplet</text:span><text:span text:style-name="T54"> </text:span><text:span text:style-name="T94">name</text:span><text:span text:style-name="T50">=</text:span><text:span text:style-name="T108">"/atg/commerce/catalog/ProductLookup"</text:span><text:span text:style-name="T82">&gt;</text:span></text:p>
      <text:p text:style-name="P38"><text:span text:style-name="T50"><text:tab/><text:tab/></text:span><text:span text:style-name="T82">&lt;</text:span><text:span text:style-name="T86">dsp:param</text:span><text:span text:style-name="T54"> </text:span><text:span text:style-name="T94">name</text:span><text:span text:style-name="T50">=</text:span><text:span text:style-name="T108">"id"</text:span><text:span text:style-name="T54"> </text:span><text:span text:style-name="T96">param</text:span><text:span text:style-name="T50">=</text:span><text:span text:style-name="T108">"</text:span><text:span text:style-name="T50">productId</text:span><text:span text:style-name="T108">"</text:span><text:span text:style-name="T54"> </text:span><text:span text:style-name="T82">/&gt;</text:span></text:p>
      <text:p text:style-name="P38"><text:span text:style-name="T50"><text:tab/><text:tab/></text:span><text:span text:style-name="T82">&lt;</text:span><text:span text:style-name="T86">dsp:oparam</text:span><text:span text:style-name="T54"> </text:span><text:span text:style-name="T94">name</text:span><text:span text:style-name="T50">=</text:span><text:span text:style-name="T108">"output"</text:span><text:span text:style-name="T82">&gt;</text:span></text:p>
      <text:p text:style-name="P38"><text:span text:style-name="T50"><text:tab/><text:tab/><text:tab/></text:span><text:span text:style-name="T82">&lt;</text:span><text:span text:style-name="T86">dsp:droplet</text:span><text:span text:style-name="T54"> </text:span><text:span text:style-name="T94">name</text:span><text:span text:style-name="T50">=</text:span><text:span text:style-name="T108">"ProductDetailDroplet"</text:span><text:span text:style-name="T82">&gt;</text:span></text:p>
      <text:p text:style-name="P41"><text:span text:style-name="T50"><text:tab/><text:tab/><text:tab/><text:tab/></text:span><text:span text:style-name="T82">&lt;</text:span><text:span text:style-name="T86">dsp:param</text:span><text:span text:style-name="T54"> </text:span><text:span text:style-name="T94">name</text:span><text:span text:style-name="T50">=</text:span><text:span text:style-name="T108">"pageName"</text:span></text:p>
      <text:p text:style-name="P56"><text:span text:style-name="T94">value</text:span><text:span text:style-name="T50">=</text:span><text:span text:style-name="T108">"atg_store_pageProductDetail"</text:span><text:span text:style-name="T54"> </text:span><text:span text:style-name="T82">/&gt;</text:span></text:p>
      <text:p text:style-name="P38"><text:span text:style-name="T50"><text:tab/><text:tab/><text:tab/><text:tab/></text:span><text:span text:style-name="T82">&lt;</text:span><text:span text:style-name="T86">dsp:param</text:span><text:span text:style-name="T54"> </text:span><text:span text:style-name="T94">name</text:span><text:span text:style-name="T50">=</text:span><text:span text:style-name="T108">"language"</text:span><text:span text:style-name="T54"> </text:span><text:span text:style-name="T94">value</text:span><text:span text:style-name="T50">=</text:span><text:span text:style-name="T108">"</text:span><text:span text:style-name="T110">en_US</text:span><text:span text:style-name="T108">"</text:span><text:span text:style-name="T54"> </text:span><text:span text:style-name="T82">/&gt;</text:span></text:p>
      <text:p text:style-name="P39"><text:span text:style-name="T82"><text:tab/><text:tab/><text:tab/><text:tab/>&lt;</text:span><text:span text:style-name="T86">dsp:param</text:span><text:span text:style-name="T82"> </text:span><text:span text:style-name="T94">name</text:span><text:span text:style-name="T50">=</text:span><text:span text:style-name="T108">"</text:span><text:span text:style-name="T110">currency</text:span><text:span text:style-name="T108">"</text:span><text:span text:style-name="T82"> </text:span><text:span text:style-name="T94">value</text:span><text:span text:style-name="T50">=</text:span><text:span text:style-name="T108">"</text:span><text:span text:style-name="T110">USD</text:span><text:span text:style-name="T108">"</text:span><text:span text:style-name="T82"> /&gt;</text:span></text:p>
      <text:p text:style-name="P38"><text:span text:style-name="T50"><text:tab/><text:tab/><text:tab/><text:tab/></text:span><text:span text:style-name="T82">&lt;</text:span><text:span text:style-name="T86">dsp:param</text:span><text:span text:style-name="T54"> </text:span><text:span text:style-name="T94">name</text:span><text:span text:style-name="T50">=</text:span><text:span text:style-name="T108">"product"</text:span><text:span text:style-name="T54"> </text:span><text:span text:style-name="T94">param</text:span><text:span text:style-name="T50">=</text:span><text:span text:style-name="T108">"element"</text:span><text:span text:style-name="T54"> </text:span><text:span text:style-name="T82">/&gt;</text:span></text:p>
      <text:p text:style-name="P38"><text:span text:style-name="T50"><text:tab/><text:tab/><text:tab/></text:span><text:span text:style-name="T82">&lt;/</text:span><text:span text:style-name="T86">dsp:droplet</text:span><text:span text:style-name="T82">&gt;</text:span></text:p>
      <text:p text:style-name="P38"><text:span text:style-name="T50"><text:tab/><text:tab/></text:span><text:span text:style-name="T82">&lt;/</text:span><text:span text:style-name="T86">dsp:oparam</text:span><text:span text:style-name="T82">&gt;</text:span></text:p>
      <text:p text:style-name="P38"><text:span text:style-name="T50"><text:tab/></text:span><text:span text:style-name="T82">&lt;/</text:span><text:span text:style-name="T86">dsp:droplet</text:span><text:span text:style-name="T82">&gt;</text:span></text:p>
      <text:p text:style-name="P25"/>
      <text:h text:style-name="P93" text:outline-level="2"><text:bookmark-start text:name="__RefHeading__1596_306762939"/>/tealium/droplet/CategoryPageDroplet<text:bookmark-end text:name="__RefHeading__1596_306762939"/></text:h>
      <text:p text:style-name="P27"/>
      <text:p text:style-name="P29">Generates Tealium tags for the browse category content page</text:p>
      <text:p text:style-name="P29"/>
      <text:p text:style-name="Heading_20_4"><text:bookmark-start text:name="__RefHeading__1598_306762939"/><text:span text:style-name="T17">P</text:span><text:span text:style-name="T9">arameters</text:span><text:bookmark-end text:name="__RefHeading__1598_306762939"/></text:p>
      <text:list xml:id="list121705369153102" text:continue-numbering="true" text:style-name="L4">
        <text:list-item>
          <text:p text:style-name="P111"><text:span text:style-name="T123">pageName</text:span> – string, name of the page, required</text:p>
        </text:list-item>
        <text:list-item>
          <text:p text:style-name="P112"><text:span text:style-name="T123">language</text:span> – string current site locale, required</text:p>
        </text:list-item>
        <text:list-item>
          <text:p text:style-name="P112"><text:span text:style-name="T124">currency</text:span><text:span text:style-name="T137"> – string, current site currency, required</text:span></text:p>
        </text:list-item>
        <text:list-item>
          <text:p text:style-name="P98"><text:span text:style-name="T123">category</text:span> – <text:span text:style-name="T126">atg.repository.RepositoryItem representing the ATG catalog category, required</text:span></text:p>
        </text:list-item>
      </text:list>
      <text:p text:style-name="Heading_20_4">Example</text:p>
      <text:p text:style-name="P35"><text:span text:style-name="T50"><text:tab/></text:span><text:span text:style-name="T82">&lt;</text:span><text:span text:style-name="T86">dsp:droplet</text:span><text:span text:style-name="T54"> </text:span><text:span text:style-name="T94">name</text:span><text:span text:style-name="T50">=</text:span><text:span text:style-name="T108">"/atg/commerce/catalog/CategoryLookup"</text:span><text:span text:style-name="T82">&gt;</text:span></text:p>
      <text:p text:style-name="P38"><text:span text:style-name="T50"><text:tab/><text:tab/></text:span><text:span text:style-name="T82">&lt;</text:span><text:span text:style-name="T86">dsp:param</text:span><text:span text:style-name="T54"> </text:span><text:span text:style-name="T94">name</text:span><text:span text:style-name="T50">=</text:span><text:span text:style-name="T108">"id"</text:span><text:span text:style-name="T54"> </text:span><text:span text:style-name="T97">param</text:span><text:span text:style-name="T50">=</text:span><text:span text:style-name="T108">"</text:span><text:span text:style-name="T52">c</text:span><text:span text:style-name="T50">ategoryId</text:span><text:span text:style-name="T108">"</text:span><text:span text:style-name="T54"> </text:span><text:span text:style-name="T82">/&gt;</text:span></text:p>
      <text:p text:style-name="P38"><text:span text:style-name="T50"><text:tab/><text:tab/></text:span><text:span text:style-name="T82">&lt;</text:span><text:span text:style-name="T86">dsp:oparam</text:span><text:span text:style-name="T54"> </text:span><text:span text:style-name="T94">name</text:span><text:span text:style-name="T50">=</text:span><text:span text:style-name="T108">"output"</text:span><text:span text:style-name="T82">&gt;</text:span></text:p>
      <text:p text:style-name="P38"><text:span text:style-name="T50"><text:tab/><text:tab/><text:tab/></text:span><text:span text:style-name="T82">&lt;</text:span><text:span text:style-name="T86">dsp:droplet</text:span><text:span text:style-name="T54"> </text:span><text:span text:style-name="T94">name</text:span><text:span text:style-name="T50">=</text:span><text:span text:style-name="T108">"/tealium/droplet/CategoryPageDroplet"</text:span><text:span text:style-name="T82">&gt;</text:span></text:p>
      <text:p text:style-name="P38"><text:span text:style-name="T50"><text:tab/><text:tab/><text:tab/><text:tab/></text:span><text:span text:style-name="T82">&lt;</text:span><text:span text:style-name="T86">dsp:param</text:span><text:span text:style-name="T54"> </text:span><text:span text:style-name="T94">name</text:span><text:span text:style-name="T50">=</text:span><text:span text:style-name="T108">"category"</text:span><text:span text:style-name="T54"> </text:span><text:span text:style-name="T94">param</text:span><text:span text:style-name="T50">=</text:span><text:span text:style-name="T108">"element"</text:span><text:span text:style-name="T54"> </text:span><text:span text:style-name="T82">/&gt;</text:span></text:p>
      <text:p text:style-name="P40"><text:span text:style-name="T50"><text:tab/><text:tab/><text:tab/><text:tab/></text:span><text:span text:style-name="T82">&lt;</text:span><text:span text:style-name="T86">dsp:param</text:span><text:span text:style-name="T54"> </text:span><text:span text:style-name="T94">name</text:span><text:span text:style-name="T50">=</text:span><text:span text:style-name="T108">"pageName"</text:span><text:span text:style-name="T54"> </text:span><text:span text:style-name="T94">value</text:span><text:span text:style-name="T50">=</text:span><text:span text:style-name="T108">"</text:span><text:span text:style-name="T111">categoryPage</text:span><text:span text:style-name="T108">"</text:span><text:span text:style-name="T54"> </text:span><text:span text:style-name="T82">/&gt;</text:span></text:p>
      <text:p text:style-name="P38"><text:span text:style-name="T50"><text:tab/><text:tab/><text:tab/><text:tab/></text:span><text:span text:style-name="T82">&lt;</text:span><text:span text:style-name="T86">dsp:param</text:span><text:span text:style-name="T54"> </text:span><text:span text:style-name="T94">name</text:span><text:span text:style-name="T50">=</text:span><text:span text:style-name="T108">"language"</text:span><text:span text:style-name="T54"> </text:span><text:span text:style-name="T94">value</text:span><text:span text:style-name="T50">=</text:span><text:span text:style-name="T108">"</text:span><text:span text:style-name="T111">en_US" </text:span><text:span text:style-name="T82">/&gt;</text:span></text:p>
      <text:p text:style-name="P38"><text:span text:style-name="T50"><text:tab/><text:tab/><text:tab/><text:tab/></text:span><text:span text:style-name="T82">&lt;</text:span><text:span text:style-name="T86">dsp:param</text:span><text:span text:style-name="T54"> </text:span><text:span text:style-name="T94">name</text:span><text:span text:style-name="T50">=</text:span><text:span text:style-name="T108">"currency"</text:span><text:span text:style-name="T54"> </text:span><text:span text:style-name="T94">value</text:span><text:span text:style-name="T50">=</text:span><text:span text:style-name="T108">"USD"</text:span><text:span text:style-name="T54"> </text:span><text:span text:style-name="T82">/&gt;</text:span></text:p>
      <text:p text:style-name="P38"><text:span text:style-name="T50"><text:tab/><text:tab/><text:tab/></text:span><text:span text:style-name="T82">&lt;/</text:span><text:span text:style-name="T86">dsp:droplet</text:span><text:span text:style-name="T82">&gt;</text:span></text:p>
      <text:p text:style-name="P38"><text:span text:style-name="T50"><text:tab/><text:tab/></text:span><text:span text:style-name="T82">&lt;/</text:span><text:span text:style-name="T86">dsp:oparam</text:span><text:span text:style-name="T82">&gt;</text:span></text:p>
      <text:p text:style-name="P38"><text:span text:style-name="T50"><text:tab/></text:span><text:span text:style-name="T82">&lt;/</text:span><text:span text:style-name="T86">dsp:droplet</text:span><text:span text:style-name="T82">&gt;</text:span></text:p>
      <text:p text:style-name="P35"/>
      <text:p text:style-name="P51"/>
      <text:h text:style-name="P95" text:outline-level="2"><text:bookmark-start text:name="__RefHeading__3028_1745427234"/>/<text:span text:style-name="T130">tealium</text:span>/<text:span text:style-name="T130">droplet</text:span>/ProductDetailDroplet<text:bookmark-end text:name="__RefHeading__3028_1745427234"/></text:h>
      <text:p text:style-name="P102"/>
      <text:p text:style-name="P35"/>
      <text:p text:style-name="P30">Generates Tealium tags for the browse <text:span text:style-name="T138">product</text:span> <text:span text:style-name="T138">details</text:span> page</text:p>
      <text:p text:style-name="P30"/>
      <text:p text:style-name="P66"><text:bookmark-start text:name="__RefHeading__1598_3067629391"/><text:span text:style-name="T17">P</text:span><text:span text:style-name="T9">arameters</text:span><text:bookmark-end text:name="__RefHeading__1598_3067629391"/></text:p>
      <text:list xml:id="list121705381152321" text:continue-numbering="true" text:style-name="L4">
        <text:list-item>
          <text:p text:style-name="P113"><text:span text:style-name="T123">pageName</text:span> – string, name of the page, <text:span text:style-name="T141">optional</text:span></text:p>
        </text:list-item>
        <text:list-item>
          <text:p text:style-name="P114"><text:span text:style-name="T123">language</text:span> – string current site locale, <text:span text:style-name="T141">optional</text:span></text:p>
        </text:list-item>
        <text:list-item>
          <text:p text:style-name="P114"><text:span text:style-name="T124">currency</text:span><text:span text:style-name="T137"> – string, current site currency, optional</text:span></text:p>
        </text:list-item>
        <text:list-item>
          <text:p text:style-name="P119"><text:span text:style-name="T3">product</text:span> - <text:span text:style-name="T126">atg.repository.RepositoryItem representing the ATG catalog </text:span>product, <text:span text:style-name="T139">required</text:span></text:p>
        </text:list-item>
      </text:list>
      <text:p text:style-name="P53">Example</text:p>
      <text:p text:style-name="P37"><text:span text:style-name="T45"><text:tab/></text:span><text:span text:style-name="T80">&lt;</text:span><text:span text:style-name="T84">dsp:importbean</text:span><text:span text:style-name="T75"> </text:span><text:span text:style-name="T90">bean</text:span><text:span text:style-name="T45">=</text:span><text:span text:style-name="T98">"/tealium/droplet/ProductDetailDroplet"</text:span><text:span text:style-name="T75"> </text:span><text:span text:style-name="T80">/&gt;</text:span></text:p>
      <text:p text:style-name="P44"><text:span text:style-name="T45"><text:tab/></text:span><text:span text:style-name="T80">&lt;</text:span><text:span text:style-name="T84">dsp:droplet</text:span><text:span text:style-name="T75"> </text:span><text:span text:style-name="T90">name</text:span><text:span text:style-name="T45">=</text:span><text:span text:style-name="T98">"/atg/commerce/catalog/ProductLookup"</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id"</text:span><text:span text:style-name="T75"> </text:span><text:span text:style-name="T91">param</text:span><text:span text:style-name="T45">=</text:span><text:span text:style-name="T98">"productId"</text:span><text:span text:style-name="T75"> </text:span><text:span text:style-name="T80">/&gt;</text:span></text:p>
      <text:p text:style-name="P44"><text:span text:style-name="T45"><text:tab/><text:tab/></text:span><text:span text:style-name="T80">&lt;</text:span><text:span text:style-name="T84">dsp:oparam</text:span><text:span text:style-name="T75"> </text:span><text:span text:style-name="T90">name</text:span><text:span text:style-name="T45">=</text:span><text:span text:style-name="T98">"output"</text:span><text:span text:style-name="T80">&gt;</text:span></text:p>
      <text:p text:style-name="P44"><text:span text:style-name="T45"><text:tab/><text:tab/><text:tab/></text:span><text:span text:style-name="T80">&lt;</text:span><text:span text:style-name="T84">dsp:droplet</text:span><text:span text:style-name="T75"> </text:span><text:span text:style-name="T90">name</text:span><text:span text:style-name="T45">=</text:span><text:span text:style-name="T98">"ProductDetailDroplet"</text:span><text:span text:style-name="T80">&gt;</text:span></text:p>
      <text:p text:style-name="P45"><text:span text:style-name="T45"><text:tab/><text:tab/><text:tab/><text:tab/></text:span><text:span text:style-name="T80">&lt;</text:span><text:span text:style-name="T84">dsp:param</text:span><text:span text:style-name="T75"> </text:span><text:span text:style-name="T90">name</text:span><text:span text:style-name="T45">=</text:span><text:span text:style-name="T98">"pageName"</text:span><text:span text:style-name="T90">value</text:span><text:span text:style-name="T45">=</text:span><text:span text:style-name="T98">"P</text:span><text:span text:style-name="T102">DP</text:span><text:span text:style-name="T98">"</text:span><text:span text:style-name="T75"> </text:span><text:span text:style-name="T80">/&gt;</text:span></text:p>
      <text:p text:style-name="P44"><text:span text:style-name="T45"><text:tab/><text:tab/><text:tab/><text:tab/></text:span><text:span text:style-name="T80">&lt;</text:span><text:span text:style-name="T84">dsp:param</text:span><text:span text:style-name="T75"> </text:span><text:span text:style-name="T90">name</text:span><text:span text:style-name="T45">=</text:span><text:span text:style-name="T98">"language"</text:span><text:span text:style-name="T75"> </text:span><text:span text:style-name="T90">value</text:span><text:span text:style-name="T45">=</text:span><text:span text:style-name="T98">"</text:span><text:span text:style-name="T99">en_US</text:span><text:span text:style-name="T98">"</text:span><text:span text:style-name="T75"> </text:span><text:span text:style-name="T80">/&gt;</text:span></text:p>
      <text:p text:style-name="P44"><text:span text:style-name="T45"><text:tab/><text:tab/><text:tab/><text:tab/></text:span><text:span text:style-name="T80">&lt;</text:span><text:span text:style-name="T84">dsp:param</text:span><text:span text:style-name="T75"> </text:span><text:span text:style-name="T90">name</text:span><text:span text:style-name="T45">=</text:span><text:span text:style-name="T98">"product"</text:span><text:span text:style-name="T75"> </text:span><text:span text:style-name="T90">param</text:span><text:span text:style-name="T45">=</text:span><text:span text:style-name="T98">"element"</text:span><text:span text:style-name="T75"> </text:span><text:span text:style-name="T80">/&gt;</text:span></text:p>
      <text:p text:style-name="P44"><text:span text:style-name="T45"><text:tab/><text:tab/><text:tab/></text:span><text:span text:style-name="T80">&lt;/</text:span><text:span text:style-name="T84">dsp:droplet</text:span><text:span text:style-name="T80">&gt;</text:span></text:p>
      <text:p text:style-name="P44"><text:span text:style-name="T45"><text:tab/><text:tab/></text:span><text:span text:style-name="T80">&lt;/</text:span><text:span text:style-name="T84">dsp:oparam</text:span><text:span text:style-name="T80">&gt;</text:span></text:p>
      <text:p text:style-name="P44"><text:span text:style-name="T45"><text:tab/></text:span><text:span text:style-name="T80">&lt;/</text:span><text:span text:style-name="T84">dsp:droplet</text:span><text:span text:style-name="T80">&gt;</text:span></text:p>
      <text:p text:style-name="P31"/>
      <text:p text:style-name="P31"/>
      <text:p text:style-name="P103">/tealium/droplet/ShoppingCardDroplet</text:p>
      <text:p text:style-name="P36"/>
      <text:p text:style-name="P32">Generates Tealium tags for the <text:span text:style-name="T140">basket</text:span> page</text:p>
      <text:p text:style-name="P67"><text:bookmark-start text:name="__RefHeading__1598_30676293911"/><text:span text:style-name="T17">P</text:span><text:span text:style-name="T9">arameters</text:span><text:bookmark-end text:name="__RefHeading__1598_30676293911"/></text:p>
      <text:list xml:id="list121705393160985" text:continue-numbering="true" text:style-name="L4">
        <text:list-item>
          <text:p text:style-name="P115"><text:span text:style-name="T123">pageName</text:span> – string, name of the page, required</text:p>
        </text:list-item>
        <text:list-item>
          <text:p text:style-name="P115"><text:span text:style-name="T123">language</text:span> – string current site locale, required</text:p>
        </text:list-item>
        <text:list-item>
          <text:p text:style-name="P115"><text:span text:style-name="T124">currency</text:span><text:span text:style-name="T137"> – string, current site currency, required</text:span></text:p>
        </text:list-item>
        <text:list-item>
          <text:p text:style-name="P124"><text:span text:style-name="T35">shopingCard</text:span><text:span text:style-name="T104"> </text:span><text:span text:style-name="T37"><text:s/>- </text:span><text:span text:style-name="T36">atg.commerce.order.OrderHolder</text:span><text:span text:style-name="T40"> A</text:span><text:span text:style-name="T38">TG </text:span><text:span text:style-name="T39">shopping card component</text:span><text:span text:style-name="T37">, </text:span><text:span text:style-name="T39">required</text:span></text:p>
          <text:p text:style-name="P124"/>
        </text:list-item>
        <text:list-item>
          <text:p text:style-name="P133"/>
          <text:p text:style-name="P134">Example</text:p>
          <text:p text:style-name="P101"><text:span text:style-name="T45"><text:tab/></text:span><text:span text:style-name="T80">&lt;</text:span><text:span text:style-name="T84">dsp:importbean</text:span><text:span text:style-name="T75"> </text:span><text:span text:style-name="T90">bean</text:span><text:span text:style-name="T45">=</text:span><text:span text:style-name="T106">"/tealium/droplet/ShoppingCardDroplet"</text:span><text:span text:style-name="T75"> </text:span><text:span text:style-name="T80">/&gt;</text:span></text:p>
        </text:list-item>
      </text:list>
      <text:p text:style-name="P44"><text:span text:style-name="T80"><text:tab/>&lt;</text:span><text:span text:style-name="T84">dsp:droplet</text:span><text:span text:style-name="T75"> </text:span><text:span text:style-name="T90">name</text:span><text:span text:style-name="T45">=</text:span><text:span text:style-name="T98">"ShoppingCardDroplet"</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pageName"</text:span><text:span text:style-name="T75"> </text:span><text:span text:style-name="T90">value</text:span><text:span text:style-name="T45">=</text:span><text:span text:style-name="T98">"</text:span><text:span text:style-name="T100">basket</text:span><text:span text:style-name="T98">"</text:span><text:span text:style-name="T75"> </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language"</text:span><text:span text:style-name="T75"> </text:span><text:span text:style-name="T90">value</text:span><text:span text:style-name="T45">=</text:span><text:span text:style-name="T98">"</text:span><text:span text:style-name="T100">en_US</text:span><text:span text:style-name="T98">"</text:span><text:span text:style-name="T75"> </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currency"</text:span><text:span text:style-name="T75"> </text:span><text:span text:style-name="T90">value</text:span><text:span text:style-name="T45">=</text:span><text:span text:style-name="T98">"USD"</text:span><text:span text:style-name="T75"> </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shopingCard"</text:span><text:span text:style-name="T75"> </text:span><text:span text:style-name="T90">bean</text:span><text:span text:style-name="T45">=</text:span><text:span text:style-name="T98">"/atg/commerce/ShoppingCart"</text:span><text:span text:style-name="T75"> </text:span><text:span text:style-name="T80">/&gt;</text:span></text:p>
      <text:p text:style-name="P44"><text:span text:style-name="T80"><text:tab/>&lt;/</text:span><text:span text:style-name="T84">dsp:droplet</text:span><text:span text:style-name="T80">&gt;</text:span></text:p>
      <text:p text:style-name="P55"/>
      <text:h text:style-name="P94" text:outline-level="2"><text:bookmark-start text:name="__RefHeading__3030_1745427234"/>/tealium/droplet/OrderConfirmationDroplet<text:bookmark-end text:name="__RefHeading__3030_1745427234"/></text:h>
      <text:p text:style-name="P54"/>
      <text:p text:style-name="P33">Generates Tealium tags for the <text:span text:style-name="T142">order confirmation page</text:span></text:p>
      <text:p text:style-name="P68"><text:bookmark-start text:name="__RefHeading__1598_306762939111"/><text:span text:style-name="T17">P</text:span><text:span text:style-name="T9">arameters</text:span><text:bookmark-end text:name="__RefHeading__1598_306762939111"/></text:p>
      <text:list xml:id="list121705404180588" text:continue-numbering="true" text:style-name="L4">
        <text:list-item>
          <text:p text:style-name="P116"><text:span text:style-name="T123">pageName</text:span> – string, name of the page, required</text:p>
        </text:list-item>
        <text:list-item>
          <text:p text:style-name="P117"><text:span text:style-name="T123">language</text:span> – string current site locale, required</text:p>
        </text:list-item>
        <text:list-item>
          <text:p text:style-name="P117"><text:span text:style-name="T125">currency</text:span><text:span text:style-name="T18"> – string, current site currency, required</text:span></text:p>
        </text:list-item>
        <text:list-item>
          <text:p text:style-name="P99"><text:span text:style-name="T125">order</text:span><text:span text:style-name="T107"> - </text:span><text:span text:style-name="T18">atg.commerce.order.Order, </text:span><text:span text:style-name="T19">ATG order bean, </text:span><text:span text:style-name="T20">required</text:span></text:p>
          <text:p text:style-name="P99"/>
        </text:list-item>
      </text:list>
      <text:p text:style-name="P10">Example</text:p>
      <text:p text:style-name="P10"><text:span text:style-name="T45"><text:tab/></text:span><text:span text:style-name="T80">&lt;</text:span><text:span text:style-name="T84">dsp:getvalueof</text:span><text:span text:style-name="T75"> </text:span><text:span text:style-name="T90">var</text:span><text:span text:style-name="T45">=</text:span><text:span text:style-name="T106">"currentProfile"</text:span><text:span text:style-name="T75"> </text:span><text:span text:style-name="T90">bean</text:span><text:span text:style-name="T45">=</text:span><text:span text:style-name="T106">"/atg/userprofiling/Profile"</text:span><text:span text:style-name="T80">/&gt;</text:span></text:p>
      <text:p text:style-name="P44"><text:span text:style-name="T45"><text:tab/></text:span><text:span text:style-name="T76">&lt;%-- Handle the guest checkout without email --%&gt;</text:span></text:p>
      <text:p text:style-name="P44"><text:span text:style-name="T45"><text:tab/></text:span><text:span text:style-name="T80">&lt;</text:span><text:span text:style-name="T84">dsp:getvalueof</text:span><text:span text:style-name="T75"> </text:span><text:span text:style-name="T90">var</text:span><text:span text:style-name="T45">=</text:span><text:span text:style-name="T98">"userEmail"</text:span><text:span text:style-name="T75"> </text:span><text:span text:style-name="T90">value</text:span><text:span text:style-name="T45">=</text:span><text:span text:style-name="T98">"unknown"</text:span><text:span text:style-name="T80">/&gt;</text:span><text:span text:style-name="T45"><text:tab/><text:tab/><text:tab/></text:span></text:p>
      <text:p text:style-name="P44"><text:span text:style-name="T45"><text:tab/></text:span><text:span text:style-name="T80">&lt;</text:span><text:span text:style-name="T84">c:if</text:span><text:span text:style-name="T75"> </text:span><text:span text:style-name="T90">test</text:span><text:span text:style-name="T45">=</text:span><text:span text:style-name="T98">"</text:span><text:span text:style-name="T45">${</text:span><text:span text:style-name="T143">not </text:span><text:span text:style-name="T45">currentProfile.transient}</text:span><text:span text:style-name="T98">"</text:span><text:span text:style-name="T80">&gt;</text:span><text:span text:style-name="T45"><text:tab/></text:span></text:p>
      <text:p text:style-name="P44"><text:span text:style-name="T45"><text:tab/><text:tab/></text:span><text:span text:style-name="T80">&lt;</text:span><text:span text:style-name="T84">dsp:getvalueof</text:span><text:span text:style-name="T75"> </text:span><text:span text:style-name="T90">var</text:span><text:span text:style-name="T45">=</text:span><text:span text:style-name="T98">"userEmail"</text:span><text:span text:style-name="T75"> </text:span><text:span text:style-name="T90">value</text:span><text:span text:style-name="T45">=</text:span><text:span text:style-name="T98">"</text:span><text:span text:style-name="T45">${currentProfile.email}</text:span><text:span text:style-name="T98">"</text:span><text:span text:style-name="T75"> </text:span><text:span text:style-name="T80">/&gt;</text:span></text:p>
      <text:p text:style-name="P44"><text:span text:style-name="T45"><text:tab/></text:span><text:span text:style-name="T80">&lt;/</text:span><text:span text:style-name="T84">c:if</text:span><text:span text:style-name="T80">&gt;</text:span></text:p>
      <text:p text:style-name="P44"><text:span text:style-name="T45"><text:tab/></text:span><text:span text:style-name="T80">&lt;</text:span><text:span text:style-name="T84">dsp:droplet</text:span><text:span text:style-name="T75"> </text:span><text:span text:style-name="T90">name</text:span><text:span text:style-name="T45">=</text:span><text:span text:style-name="T98">"/tealium/droplet/OrderConfirmationDroplet"</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pageName"</text:span><text:span text:style-name="T75"> </text:span><text:span text:style-name="T90">value</text:span><text:span text:style-name="T45">=</text:span><text:span text:style-name="T98">"</text:span><text:span text:style-name="T101">orderConfirmation</text:span><text:span text:style-name="T98">"</text:span><text:span text:style-name="T75"> </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language"</text:span><text:span text:style-name="T75"> </text:span><text:span text:style-name="T90">value</text:span><text:span text:style-name="T45">=</text:span><text:span text:style-name="T98">"</text:span><text:span text:style-name="T101">en_US</text:span><text:span text:style-name="T98">"</text:span><text:span text:style-name="T75"> </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currency"</text:span><text:span text:style-name="T75"> </text:span><text:span text:style-name="T90">value</text:span><text:span text:style-name="T45">=</text:span><text:span text:style-name="T98">"USD"</text:span><text:span text:style-name="T75"> </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order"</text:span><text:span text:style-name="T75"> </text:span><text:span text:style-name="T90">bean</text:span><text:span text:style-name="T45">=</text:span><text:span text:style-name="T98">"/atg/commerce/ShoppingCart.current"</text:span><text:span text:style-name="T75"> </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userEmail"</text:span><text:span text:style-name="T75"> </text:span><text:span text:style-name="T90">value</text:span><text:span text:style-name="T45">=</text:span><text:span text:style-name="T98">"</text:span><text:span text:style-name="T45">${userEmail}</text:span><text:span text:style-name="T98">"</text:span><text:span text:style-name="T80">/&gt;</text:span></text:p>
      <text:p text:style-name="P44"><text:span text:style-name="T45"><text:tab/></text:span><text:span text:style-name="T80">&lt;/</text:span><text:span text:style-name="T84">dsp:droplet</text:span><text:span text:style-name="T80">&gt;</text:span></text:p>
      <text:p text:style-name="P10"/>
      <text:p text:style-name="P58"/>
      <text:h text:style-name="Heading_20_2" text:outline-level="2"><text:bookmark-start text:name="__RefHeading__3044_1541385526"/>/tealium/droplet/SearchResultsDroplet<text:bookmark-end text:name="__RefHeading__3044_1541385526"/></text:h>
      <text:p text:style-name="P10"/>
      <text:p text:style-name="P34">Generates Tealium tags for <text:span text:style-name="T144">the search results page</text:span></text:p>
      <text:p text:style-name="P34"/>
      <text:p text:style-name="P69"><text:bookmark-start text:name="__RefHeading__1598_3067629391111"/><text:span text:style-name="T17">P</text:span><text:span text:style-name="T9">arameters</text:span><text:bookmark-end text:name="__RefHeading__1598_3067629391111"/></text:p>
      <text:list xml:id="list121705420168142" text:continue-numbering="true" text:style-name="L4">
        <text:list-item>
          <text:p text:style-name="P118"><text:span text:style-name="T123">pageName</text:span> – string, name of the page, required</text:p>
        </text:list-item>
        <text:list-item>
          <text:p text:style-name="P118"><text:span text:style-name="T123">language</text:span> – string current site locale, required</text:p>
        </text:list-item>
        <text:list-item>
          <text:p text:style-name="P120"><text:span text:style-name="T124">currency</text:span><text:span text:style-name="T137"> – string, current site currency, required</text:span></text:p>
        </text:list-item>
        <text:list-item>
          <text:p text:style-name="P120"><text:span text:style-name="T124">s</text:span><text:span text:style-name="T8">earchKeyWord</text:span> - <text:span text:style-name="T137"><text:s/>string, keyword used for searching</text:span></text:p>
        </text:list-item>
      </text:list>
      <text:list xml:id="list3619764350500287605" text:style-name="L5">
        <text:list-item>
          <text:p text:style-name="P100"><text:span text:style-name="T8">totalResultsNumber</text:span> – <text:span text:style-name="T144">string, with digital value - total number of search results</text:span></text:p>
        </text:list-item>
      </text:list>
      <text:p text:style-name="P70"/>
      <text:p text:style-name="P71">Example</text:p>
      <text:p text:style-name="P23"><text:span text:style-name="T47"><text:tab/></text:span><text:span text:style-name="T81">&lt;</text:span><text:span text:style-name="T85">dsp:droplet</text:span><text:span text:style-name="T34"> </text:span><text:span text:style-name="T93">name</text:span><text:span text:style-name="T47">=</text:span><text:span text:style-name="T105">"/tealium/droplet/SearchResultsDroplet"</text:span><text:span text:style-name="T81">&gt;</text:span></text:p>
      <text:p text:style-name="P23"><text:span text:style-name="T81"><text:tab/></text:span><text:span text:style-name="T45"><text:tab/></text:span><text:span text:style-name="T80">&lt;</text:span><text:span text:style-name="T84">dsp:param</text:span><text:span text:style-name="T75"> </text:span><text:span text:style-name="T90">name</text:span><text:span text:style-name="T45">=</text:span><text:span text:style-name="T98">"pageName"</text:span><text:span text:style-name="T75"> </text:span><text:span text:style-name="T90">value</text:span><text:span text:style-name="T45">=</text:span><text:span text:style-name="T98">"Search Result</text:span><text:span text:style-name="T103">s</text:span><text:span text:style-name="T98">"</text:span><text:span text:style-name="T75"> </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language"</text:span><text:span text:style-name="T75"> </text:span><text:span text:style-name="T90">value</text:span><text:span text:style-name="T45">=</text:span><text:span text:style-name="T98">"</text:span><text:span text:style-name="T103">en_US</text:span><text:span text:style-name="T98">"</text:span><text:span text:style-name="T75"> </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currency"</text:span><text:span text:style-name="T75"> </text:span><text:span text:style-name="T90">value</text:span><text:span text:style-name="T45">=</text:span><text:span text:style-name="T98">"USD"</text:span><text:span text:style-name="T75"> </text:span><text:span text:style-name="T80">/&gt;</text:span></text:p>
      <text:p text:style-name="P44"><text:span text:style-name="T45"><text:tab/><text:tab/></text:span><text:span text:style-name="T80">&lt;</text:span><text:span text:style-name="T84">dsp:param</text:span><text:span text:style-name="T75"> </text:span><text:span text:style-name="T90">name</text:span><text:span text:style-name="T45">=</text:span><text:span text:style-name="T98">"searchKeyWord"</text:span><text:span text:style-name="T75"> </text:span><text:span text:style-name="T92">param</text:span><text:span text:style-name="T45">=</text:span><text:span text:style-name="T98">"question"</text:span><text:span text:style-name="T80">/&gt;</text:span></text:p>
      <text:p text:style-name="P46"><text:span text:style-name="T45"><text:tab/><text:tab/></text:span><text:span text:style-name="T80">&lt;</text:span><text:span text:style-name="T84">dsp:param</text:span><text:span text:style-name="T75"> </text:span><text:span text:style-name="T90">name</text:span><text:span text:style-name="T45">=</text:span><text:span text:style-name="T98">"totalResultsNumber"</text:span><text:span text:style-name="T75"> </text:span><text:span text:style-name="T90">value</text:span><text:span text:style-name="T45">=</text:span><text:span text:style-name="T98">"2"</text:span><text:span text:style-name="T80">/&gt;</text:span></text:p>
      <text:p text:style-name="P46"><text:span text:style-name="T45"><text:tab/></text:span><text:span text:style-name="T80">&lt;/</text:span><text:span text:style-name="T84">dsp:droplet</text:span><text:span text:style-name="T80">&gt;</text:span></text:p>
      <text:p text:style-name="P71"/>
      <text:h text:style-name="P104" text:outline-level="1"><text:bookmark-start text:name="__RefHeading__1602_306762939"/>Extending <text:span text:style-name="T21">Tealium tags generation</text:span><text:bookmark-end text:name="__RefHeading__1602_306762939"/></text:h>
      <text:p text:style-name="P81"/>
      <text:p text:style-name="P82">If you need to extend the Tealium scripts generation, according your application specific, for example in case when your have customized catalog structure you can follow next instruction.</text:p>
      <text:p text:style-name="P7">The Tealium droplets not generates scripts them self. Generation is getting proxy to the <text:span text:style-name="T24">/</text:span><text:span text:style-name="T28">tealium</text:span><text:span text:style-name="T30">/connector/DataConverter</text:span><text:span text:style-name="T44"> component</text:span><text:span text:style-name="T26">.</text:span></text:p>
      <text:p text:style-name="P9"><text:span text:style-name="T127">If you need to change some Tealium script, you should extend com.tealium.connector.DataConverter class, and fulfill the </text:span><text:span text:style-name="T145">com.tealium.util.udohelpers.UDO </text:span><text:span text:style-name="T146">class, and then call </text:span><text:span text:style-name="T48">getTealiumHelper().</text:span><text:span text:style-name="T49">outputFullHtml</text:span></text:p>
      <text:p text:style-name="P8">Then redefine the <text:span text:style-name="T25">/</text:span><text:span text:style-name="T29">tealium</text:span><text:span text:style-name="T31">/connector/DataConverter </text:span><text:span text:style-name="T33">with new clas</text:span><text:span text:style-name="T32">s, as any</text:span><text:span text:style-name="T33"> </text:span><text:span text:style-name="T32">any another ATG component.</text:span></text:p>
      <text:p text:style-name="P8">For example if I what to generate the default site currency and default site language instead of transferring it from JSP page each time, I need to write next code.</text:p>
      <text:p text:style-name="P64"/>
      <text:p text:style-name="P3"><text:span text:style-name="T143">package</text:span><text:span text:style-name="T45"> com.tealium.connector;</text:span></text:p>
      <text:p text:style-name="P48"/>
      <text:p text:style-name="P44"><text:span text:style-name="T143">import</text:span><text:span text:style-name="T45"> com.tealium.util.udohelpers.TealiumHelper;</text:span></text:p>
      <text:p text:style-name="P44"><text:span text:style-name="T143">import</text:span><text:span text:style-name="T45"> com.tealium.util.udohelpers.TealiumHelper.PrebuiltUDOPageTypes;</text:span></text:p>
      <text:p text:style-name="P44"><text:span text:style-name="T143">import</text:span><text:span text:style-name="T45"> com.tealium.util.udohelpers.UDO;</text:span></text:p>
      <text:p text:style-name="P48"/>
      <text:p text:style-name="P44"><text:span text:style-name="T143">public</text:span><text:span text:style-name="T45"> </text:span><text:span text:style-name="T143">class</text:span><text:span text:style-name="T45"> MyTealiumDataConverter </text:span><text:span text:style-name="T143">extends</text:span><text:span text:style-name="T45"> DataConverter {</text:span></text:p>
      <text:p text:style-name="P48"/>
      <text:p text:style-name="P44"><text:span text:style-name="T45"><text:tab/></text:span><text:span text:style-name="T143">private</text:span><text:span text:style-name="T45"> String </text:span><text:span text:style-name="T147">defaultCurrency</text:span><text:span text:style-name="T45">;</text:span></text:p>
      <text:p text:style-name="P48"/>
      <text:p text:style-name="P44"><text:span text:style-name="T45"><text:tab/></text:span><text:span text:style-name="T143">private</text:span><text:span text:style-name="T45"> String </text:span><text:span text:style-name="T147">defaultLanguage</text:span><text:span text:style-name="T45">;</text:span></text:p>
      <text:p text:style-name="P48"/>
      <text:p text:style-name="P44"><text:span text:style-name="T45"><text:tab/></text:span><text:span text:style-name="T150">@Override</text:span></text:p>
      <text:p text:style-name="P47"><text:span text:style-name="T45"><text:tab/></text:span><text:span text:style-name="T143">public</text:span><text:span text:style-name="T45"> String getGenericPageScript(String pageName, String currency, </text:span></text:p>
      <text:p text:style-name="P84">String language) {</text:p>
      <text:p text:style-name="P44"><text:span text:style-name="T45"><text:tab/><text:tab/></text:span><text:span text:style-name="T143">if</text:span><text:span text:style-name="T45"> (getConfiguration().isEnabled()) {</text:span></text:p>
      <text:p text:style-name="P44"><text:span text:style-name="T45"><text:tab/><text:tab/><text:tab/></text:span><text:span text:style-name="T143">try</text:span><text:span text:style-name="T45"> {</text:span></text:p>
      <text:p text:style-name="P47"><text:span text:style-name="T45"><text:tab/><text:tab/><text:tab/><text:tab/>UDO udo = setupUDO(PrebuiltUDOPageTypes.</text:span><text:span text:style-name="T148">HOME</text:span><text:span text:style-name="T45">, pageName,</text:span></text:p>
      <text:p text:style-name="P85">getDefaultCurrency(), getDefaultLanguage());</text:p>
      <text:p text:style-name="P50"><text:tab/><text:tab/><text:tab/><text:tab/>udo.setValue(</text:p>
      <text:p text:style-name="P87"><text:span text:style-name="T45">TealiumHelper.HomePageUDO.PredefinedUDOFields.</text:span><text:span text:style-name="T148">PAGE_TYP</text:span><text:span text:style-name="T149">E</text:span><text:span text:style-name="T45">,</text:span></text:p>
      <text:p text:style-name="P86"><text:span text:style-name="T106">"generic"</text:span><text:span text:style-name="T45">);</text:span></text:p>
      <text:p text:style-name="P44"><text:span text:style-name="T45"><text:tab/><text:tab/><text:tab/><text:tab/></text:span><text:span text:style-name="T143">return</text:span><text:span text:style-name="T45"> getTealiumHelper().outputFullHtml(udo);</text:span></text:p>
      <text:p text:style-name="P44"><text:span text:style-name="T45"><text:tab/><text:tab/><text:tab/>} </text:span><text:span text:style-name="T143">catch</text:span><text:span text:style-name="T45"> (Exception exc) {</text:span></text:p>
      <text:p text:style-name="P44"><text:span text:style-name="T45"><text:tab/><text:tab/><text:tab/><text:tab/></text:span><text:span text:style-name="T143">return</text:span><text:span text:style-name="T45"> getExceptionString(exc);</text:span></text:p>
      <text:p text:style-name="P49"><text:tab/><text:tab/><text:tab/>}</text:p>
      <text:p text:style-name="P44"><text:span text:style-name="T45"><text:tab/><text:tab/>} </text:span><text:span text:style-name="T143">else</text:span><text:span text:style-name="T45"> {</text:span></text:p>
      <text:p text:style-name="P44"><text:span text:style-name="T45"><text:tab/><text:tab/><text:tab/></text:span><text:span text:style-name="T143">return</text:span><text:span text:style-name="T45"> </text:span><text:span text:style-name="T106">""</text:span><text:span text:style-name="T45">;</text:span></text:p>
      <text:p text:style-name="P49"><text:tab/><text:tab/>}</text:p>
      <text:p text:style-name="P49"><text:tab/>}</text:p>
      <text:p text:style-name="P48"/>
      <text:p text:style-name="P44"><text:span text:style-name="T45"><text:tab/></text:span><text:span text:style-name="T143">public</text:span><text:span text:style-name="T45"> String getDefaultCurrency() {</text:span></text:p>
      <text:p text:style-name="P44"><text:span text:style-name="T45"><text:tab/><text:tab/></text:span><text:span text:style-name="T143">return</text:span><text:span text:style-name="T45"> </text:span><text:span text:style-name="T147">defaultCurrency</text:span><text:span text:style-name="T45">;</text:span></text:p>
      <text:p text:style-name="P49"><text:tab/>}</text:p>
      <text:p text:style-name="P48"/>
      <text:p text:style-name="P44"><text:span text:style-name="T45"><text:tab/></text:span><text:span text:style-name="T143">public</text:span><text:span text:style-name="T45"> </text:span><text:span text:style-name="T143">void</text:span><text:span text:style-name="T45"> setDefaultCurrency(String defaultCurrency) {</text:span></text:p>
      <text:p text:style-name="P44"><text:span text:style-name="T45"><text:tab/><text:tab/></text:span><text:span text:style-name="T143">this</text:span><text:span text:style-name="T45">.</text:span><text:span text:style-name="T147">defaultCurrency</text:span><text:span text:style-name="T45"> = defaultCurrency;</text:span></text:p>
      <text:p text:style-name="P49"><text:tab/>}</text:p>
      <text:p text:style-name="P48"/>
      <text:p text:style-name="P44"><text:span text:style-name="T45"><text:tab/></text:span><text:span text:style-name="T143">public</text:span><text:span text:style-name="T45"> String getDefaultLanguage() {</text:span></text:p>
      <text:p text:style-name="P44"><text:span text:style-name="T45"><text:tab/><text:tab/></text:span><text:span text:style-name="T143">return</text:span><text:span text:style-name="T45"> </text:span><text:span text:style-name="T147">defaultLanguage</text:span><text:span text:style-name="T45">;</text:span></text:p>
      <text:p text:style-name="P49"><text:tab/>}</text:p>
      <text:p text:style-name="P48"/>
      <text:p text:style-name="P44"><text:span text:style-name="T45"><text:tab/></text:span><text:span text:style-name="T143">public</text:span><text:span text:style-name="T45"> </text:span><text:span text:style-name="T143">void</text:span><text:span text:style-name="T45"> setDefaultLanguage(String defaultLanguage) {</text:span></text:p>
      <text:p text:style-name="P44"><text:span text:style-name="T45"><text:tab/><text:tab/></text:span><text:span text:style-name="T143">this</text:span><text:span text:style-name="T45">.</text:span><text:span text:style-name="T147">defaultLanguage</text:span><text:span text:style-name="T45"> = defaultLanguage;</text:span></text:p>
      <text:p text:style-name="P49"><text:tab/>}</text:p>
      <text:p text:style-name="P48"/>
      <text:p text:style-name="P49">}</text:p>
      <text:p text:style-name="P8">And the property file is:</text:p>
      <text:p text:style-name="P3"><text:span text:style-name="T23"># /</text:span><text:span text:style-name="T22">tealium</text:span><text:span text:style-name="T23">/connector/DataConverter</text:span></text:p>
      <text:p text:style-name="P47"><text:span text:style-name="T45">$class=</text:span><text:span text:style-name="T106">com.tealium.connector.MyTealiumDataConverter</text:span></text:p>
      <text:p text:style-name="P52"><text:span text:style-name="T46">d</text:span><text:span text:style-name="T45">efaultCurrency</text:span><text:span text:style-name="T46">=USD</text:span></text:p>
      <text:p text:style-name="P52"><text:span text:style-name="T45">defaultLanguage</text:span><text:span text:style-name="T46">=en_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writing-mode="page">
        <style:background-image/>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3:51:39.318000000</meta:creation-date>
    <dc:date>2015-03-17T12:17:05.209000000</dc:date>
    <meta:editing-duration>PT4H20M19S</meta:editing-duration>
    <meta:editing-cycles>126</meta:editing-cycles>
    <meta:generator>LibreOffice/4.3.5.2$Windows_x86 LibreOffice_project/3a87456aaa6a95c63eea1c1b3201acedf0751bd5</meta:generator>
    <meta:document-statistic meta:table-count="0" meta:image-count="0" meta:object-count="0" meta:page-count="16" meta:paragraph-count="267" meta:word-count="1482" meta:character-count="13114" meta:non-whitespace-character-count="11685"/>
  </office:meta>
</office:document-meta>
</file>